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8in"/>
    </style:style>
    <style:style style:name="co2" style:family="table-column">
      <style:table-column-properties fo:break-before="auto" style:column-width="1.3701in"/>
    </style:style>
    <style:style style:name="co3" style:family="table-column">
      <style:table-column-properties fo:break-before="auto" style:column-width="1.0445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846in"/>
    </style:style>
    <style:style style:name="co7" style:family="table-column">
      <style:table-column-properties fo:break-before="auto" style:column-width="2.0382in"/>
    </style:style>
    <style:style style:name="co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6583in"/>
    </style:style>
    <style:style style:name="co12" style:family="table-column">
      <style:table-column-properties fo:break-before="auto" style:column-width="0.6937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950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17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normal" style:font-name-asian="SimSun" style:font-size-asian="15pt" style:font-weight-asian="normal" style:font-size-complex="15pt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vertical-align="middle"/>
    </style:style>
    <style:style style:name="ce18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4b183" style:diagonal-bl-tr="none" style:diagonal-tl-br="none" fo:border="none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e699" style:diagonal-bl-tr="none" style:diagonal-tl-br="none" fo:border="none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e699" style:diagonal-bl-tr="none" style:diagonal-tl-br="none" fo:border-left="none" fo:border-right="none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f4b183" style:diagonal-bl-tr="none" style:diagonal-tl-br="none" fo:border-left="1.76pt solid #000000" fo:border-right="1.76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none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1.76pt solid #000000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requency — first 10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2" table:default-cell-style-name="ce9"/>
        <table:table-column table:style-name="co5" table:number-columns-repeated="16379" table:default-cell-style-name="ce5"/>
        <table:table-row table:style-name="ro1">
          <table:table-cell table:style-name="ce1" office:value-type="string" calcext:value-type="string">
            <text:p>Character</text:p>
          </table:table-cell>
          <table:table-cell table:style-name="ce10" office:value-type="string" calcext:value-type="string">
            <text:p>Pronunciation</text:p>
          </table:table-cell>
          <table:table-cell table:style-name="ce10" office:value-type="string" calcext:value-type="string">
            <text:p>Meaning(s)</text:p>
          </table:table-cell>
          <table:table-cell table:style-name="ce15" office:value-type="string" calcext:value-type="string">
            <text:p>Frequency</text:p>
          </table:table-cell>
          <table:table-cell table:style-name="ce18" office:value-type="string" calcext:value-type="string">
            <text:p>Cumulative</text:p>
          </table:table-cell>
          <table:table-cell table:style-name="Default" table:number-columns-repeated="16379"/>
        </table:table-row>
        <table:table-row table:style-name="ro2">
          <table:table-cell table:style-name="ce2" office:value-type="string" calcext:value-type="string">
            <text:p>之</text:p>
          </table:table-cell>
          <table:table-cell office:value-type="string" calcext:value-type="string">
            <text:p>tśi</text:p>
          </table:table-cell>
          <table:table-cell table:style-name="ce6" office:value-type="string" calcext:value-type="string">
            <text:p>の</text:p>
          </table:table-cell>
          <table:table-cell table:number-columns-repeated="2" table:style-name="ce8" office:value-type="percentage" office:value="0.0422" calcext:value-type="percentage">
            <text:p>4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不</text:p>
          </table:table-cell>
          <table:table-cell office:value-type="string" calcext:value-type="string">
            <text:p>piu, piux, piut</text:p>
          </table:table-cell>
          <table:table-cell office:value-type="string" calcext:value-type="string">
            <text:p>not</text:p>
          </table:table-cell>
          <table:table-cell table:style-name="ce8" office:value-type="percentage" office:value="0.0247" calcext:value-type="percentage">
            <text:p>2.47%</text:p>
          </table:table-cell>
          <table:table-cell table:style-name="ce8" office:value-type="percentage" office:value="0.0669" calcext:value-type="percentage">
            <text:p>6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也</text:p>
          </table:table-cell>
          <table:table-cell office:value-type="string" calcext:value-type="string">
            <text:p>yiax</text:p>
          </table:table-cell>
          <table:table-cell office:value-type="string" calcext:value-type="string">
            <text:p>enim</text:p>
          </table:table-cell>
          <table:table-cell table:style-name="ce8" office:value-type="percentage" office:value="0.0229" calcext:value-type="percentage">
            <text:p>2.29%</text:p>
          </table:table-cell>
          <table:table-cell table:style-name="ce8" office:value-type="percentage" office:value="0.0898" calcext:value-type="percentage">
            <text:p>8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子</text:p>
          </table:table-cell>
          <table:table-cell office:value-type="string" calcext:value-type="string">
            <text:p>tsix</text:p>
          </table:table-cell>
          <table:table-cell office:value-type="string" calcext:value-type="string">
            <text:p>child, son</text:p>
          </table:table-cell>
          <table:table-cell table:style-name="ce8" office:value-type="percentage" office:value="0.0219" calcext:value-type="percentage">
            <text:p>2.19%</text:p>
          </table:table-cell>
          <table:table-cell table:style-name="ce8" office:value-type="percentage" office:value="0.1117" calcext:value-type="percentage">
            <text:p>11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而</text:p>
          </table:table-cell>
          <table:table-cell office:value-type="string" calcext:value-type="string">
            <text:p>ńi</text:p>
          </table:table-cell>
          <table:table-cell office:value-type="string" calcext:value-type="string">
            <text:p>and, you</text:p>
          </table:table-cell>
          <table:table-cell table:style-name="ce8" office:value-type="percentage" office:value="0.0211" calcext:value-type="percentage">
            <text:p>2.11%</text:p>
          </table:table-cell>
          <table:table-cell table:style-name="ce8" office:value-type="percentage" office:value="0.1328" calcext:value-type="percentage">
            <text:p>13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曰</text:p>
          </table:table-cell>
          <table:table-cell office:value-type="string" calcext:value-type="string">
            <text:p>hywat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198" calcext:value-type="percentage">
            <text:p>1.98%</text:p>
          </table:table-cell>
          <table:table-cell table:style-name="ce8" office:value-type="percentage" office:value="0.1526" calcext:value-type="percentage">
            <text:p>15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以</text:p>
          </table:table-cell>
          <table:table-cell office:value-type="string" calcext:value-type="string">
            <text:p>yix</text:p>
          </table:table-cell>
          <table:table-cell office:value-type="string" calcext:value-type="string">
            <text:p>abl.</text:p>
          </table:table-cell>
          <table:table-cell table:style-name="ce8" office:value-type="percentage" office:value="0.0183" calcext:value-type="percentage">
            <text:p>1.83%</text:p>
          </table:table-cell>
          <table:table-cell table:style-name="ce8" office:value-type="percentage" office:value="0.1709" calcext:value-type="percentage">
            <text:p>17.0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其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he, ?</text:p>
          </table:table-cell>
          <table:table-cell table:style-name="ce8" office:value-type="percentage" office:value="0.0157" calcext:value-type="percentage">
            <text:p>1.57%</text:p>
          </table:table-cell>
          <table:table-cell table:style-name="ce8" office:value-type="percentage" office:value="0.1866" calcext:value-type="percentage">
            <text:p>18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人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man</text:p>
          </table:table-cell>
          <table:table-cell table:style-name="ce8" office:value-type="percentage" office:value="0.0135" calcext:value-type="percentage">
            <text:p>1.35%</text:p>
          </table:table-cell>
          <table:table-cell table:style-name="ce8" office:value-type="percentage" office:value="0.2001" calcext:value-type="percentage">
            <text:p>20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於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n, at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107" calcext:value-type="percentage">
            <text:p>21.0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為</text:p>
          </table:table-cell>
          <table:table-cell office:value-type="string" calcext:value-type="string">
            <text:p>hrywe</text:p>
          </table:table-cell>
          <table:table-cell office:value-type="string" calcext:value-type="string">
            <text:p>do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213" calcext:value-type="percentage">
            <text:p>22.1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公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public</text:p>
          </table:table-cell>
          <table:table-cell table:style-name="ce8" office:value-type="percentage" office:value="0.0103" calcext:value-type="percentage">
            <text:p>1.03%</text:p>
          </table:table-cell>
          <table:table-cell table:style-name="ce8" office:value-type="percentage" office:value="0.2316" calcext:value-type="percentage">
            <text:p>23.1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者</text:p>
          </table:table-cell>
          <table:table-cell office:value-type="string" calcext:value-type="string">
            <text:p>tśyax</text:p>
          </table:table-cell>
          <table:table-cell office:value-type="string" calcext:value-type="string">
            <text:p>emph., this</text:p>
          </table:table-cell>
          <table:table-cell table:style-name="ce8" office:value-type="percentage" office:value="0.0102" calcext:value-type="percentage">
            <text:p>1.02%</text:p>
          </table:table-cell>
          <table:table-cell table:style-name="ce8" office:value-type="percentage" office:value="0.2418" calcext:value-type="percentage">
            <text:p>24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有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have, there is</text:p>
          </table:table-cell>
          <table:table-cell table:style-name="ce8" office:value-type="percentage" office:value="0.01" calcext:value-type="percentage">
            <text:p>1.00%</text:p>
          </table:table-cell>
          <table:table-cell table:style-name="ce8" office:value-type="percentage" office:value="0.2517" calcext:value-type="percentage">
            <text:p>25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君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81" calcext:value-type="percentage">
            <text:p>0.81%</text:p>
          </table:table-cell>
          <table:table-cell table:style-name="ce8" office:value-type="percentage" office:value="0.2599" calcext:value-type="percentage">
            <text:p>25.9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無</text:p>
          </table:table-cell>
          <table:table-cell office:value-type="string" calcext:value-type="string">
            <text:p>my</text:p>
          </table:table-cell>
          <table:table-cell table:style-name="ce13" office:value-type="string" calcext:value-type="string">
            <text:p>不</text:p>
          </table:table-cell>
          <table:table-cell table:style-name="ce8" office:value-type="percentage" office:value="0.0067" calcext:value-type="percentage">
            <text:p>0.67%</text:p>
          </table:table-cell>
          <table:table-cell table:style-name="ce8" office:value-type="percentage" office:value="0.2666" calcext:value-type="percentage">
            <text:p>26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王</text:p>
          </table:table-cell>
          <table:table-cell office:value-type="string" calcext:value-type="string">
            <text:p>hywang</text:p>
          </table:table-cell>
          <table:table-cell office:value-type="string" calcext:value-type="string">
            <text:p>king</text:p>
          </table:table-cell>
          <table:table-cell table:style-name="ce8" office:value-type="percentage" office:value="0.0065" calcext:value-type="percentage">
            <text:p>0.65%</text:p>
          </table:table-cell>
          <table:table-cell table:style-name="ce8" office:value-type="percentage" office:value="0.2731" calcext:value-type="percentage">
            <text:p>27.3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大</text:p>
          </table:table-cell>
          <table:table-cell office:value-type="string" calcext:value-type="string">
            <text:p>dayh, day</text:p>
          </table:table-cell>
          <table:table-cell office:value-type="string" calcext:value-type="string">
            <text:p>big</text:p>
          </table:table-cell>
          <table:table-cell table:style-name="ce8" office:value-type="percentage" office:value="0.0063" calcext:value-type="percentage">
            <text:p>0.63%</text:p>
          </table:table-cell>
          <table:table-cell table:style-name="ce8" office:value-type="percentage" office:value="0.2794" calcext:value-type="percentage">
            <text:p>27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則</text:p>
          </table:table-cell>
          <table:table-cell office:value-type="string" calcext:value-type="string">
            <text:p>tsok</text:p>
          </table:table-cell>
          <table:table-cell office:value-type="string" calcext:value-type="string">
            <text:p>rule</text:p>
          </table:table-cell>
          <table:table-cell table:style-name="ce8" office:value-type="percentage" office:value="0.0059" calcext:value-type="percentage">
            <text:p>0.59%</text:p>
          </table:table-cell>
          <table:table-cell table:style-name="ce8" office:value-type="percentage" office:value="0.2853" calcext:value-type="percentage">
            <text:p>28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乎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in, at; ?</text:p>
          </table:table-cell>
          <table:table-cell table:style-name="ce8" office:value-type="percentage" office:value="0.0055" calcext:value-type="percentage">
            <text:p>0.55%</text:p>
          </table:table-cell>
          <table:table-cell table:style-name="ce8" office:value-type="percentage" office:value="0.2908" calcext:value-type="percentage">
            <text:p>29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侯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2961" calcext:value-type="percentage">
            <text:p>29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是</text:p>
          </table:table-cell>
          <table:table-cell office:value-type="string" calcext:value-type="string">
            <text:p>dźyex</text:p>
          </table:table-cell>
          <table:table-cell office:value-type="string" calcext:value-type="string">
            <text:p>this, is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3014" calcext:value-type="percentage">
            <text:p>30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夫</text:p>
          </table:table-cell>
          <table:table-cell table:number-columns-repeated="2"/>
          <table:table-cell table:style-name="ce8" office:value-type="percentage" office:value="0.0051" calcext:value-type="percentage">
            <text:p>0.51%</text:p>
          </table:table-cell>
          <table:table-cell table:style-name="ce8" office:value-type="percentage" office:value="0.3065" calcext:value-type="percentage">
            <text:p>30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可</text:p>
          </table:table-cell>
          <table:table-cell office:value-type="string" calcext:value-type="string">
            <text:p>khax</text:p>
          </table:table-cell>
          <table:table-cell office:value-type="string" calcext:value-type="string">
            <text:p>can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15" calcext:value-type="percentage">
            <text:p>31.1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于</text:p>
          </table:table-cell>
          <table:table-cell table:number-columns-repeated="2"/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65" calcext:value-type="percentage">
            <text:p>31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故</text:p>
          </table:table-cell>
          <table:table-cell table:number-columns-repeated="2"/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14" calcext:value-type="percentage">
            <text:p>32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使</text:p>
          </table:table-cell>
          <table:table-cell table:number-columns-repeated="2"/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63" calcext:value-type="percentage">
            <text:p>32.6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矣</text:p>
          </table:table-cell>
          <table:table-cell office:value-type="string" calcext:value-type="string">
            <text:p>hix</text:p>
          </table:table-cell>
          <table:table-cell table:style-name="ce14" office:value-type="string" calcext:value-type="string">
            <text:p>了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12" calcext:value-type="percentage">
            <text:p>33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晉</text:p>
          </table:table-cell>
          <table:table-cell table:number-columns-repeated="2"/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61" calcext:value-type="percentage">
            <text:p>33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所</text:p>
          </table:table-cell>
          <table:table-cell table:number-columns-repeated="2"/>
          <table:table-cell table:style-name="ce8" office:value-type="percentage" office:value="0.0048" calcext:value-type="percentage">
            <text:p>0.48%</text:p>
          </table:table-cell>
          <table:table-cell table:style-name="ce8" office:value-type="percentage" office:value="0.3409" calcext:value-type="percentage">
            <text:p>34.0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天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ky, heaven</text:p>
          </table:table-cell>
          <table:table-cell table:style-name="ce8" office:value-type="percentage" office:value="0.0047" calcext:value-type="percentage">
            <text:p>0.47%</text:p>
          </table:table-cell>
          <table:table-cell table:style-name="ce8" office:value-type="percentage" office:value="0.3456" calcext:value-type="percentage">
            <text:p>34.5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與</text:p>
          </table:table-cell>
          <table:table-cell table:number-columns-repeated="2"/>
          <table:table-cell table:style-name="ce8" office:value-type="percentage" office:value="0.0045" calcext:value-type="percentage">
            <text:p>0.45%</text:p>
          </table:table-cell>
          <table:table-cell table:style-name="ce8" office:value-type="percentage" office:value="0.3502" calcext:value-type="percentage">
            <text:p>35.0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何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hat?</text:p>
          </table:table-cell>
          <table:table-cell table:style-name="ce8" office:value-type="percentage" office:value="0.0044" calcext:value-type="percentage">
            <text:p>0.44%</text:p>
          </table:table-cell>
          <table:table-cell table:style-name="ce8" office:value-type="percentage" office:value="0.3545" calcext:value-type="percentage">
            <text:p>35.4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國</text:p>
          </table:table-cell>
          <table:table-cell office:value-type="string" calcext:value-type="string">
            <text:p>kwok</text:p>
          </table:table-cell>
          <table:table-cell office:value-type="string" calcext:value-type="string">
            <text:p>country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589" calcext:value-type="percentage">
            <text:p>35.8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齊</text:p>
          </table:table-cell>
          <table:table-cell table:number-columns-repeated="2"/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631" calcext:value-type="percentage">
            <text:p>36.3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吾</text:p>
          </table:table-cell>
          <table:table-cell office:value-type="string" calcext:value-type="string">
            <text:p>ngwu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41" calcext:value-type="percentage">
            <text:p>0.41%</text:p>
          </table:table-cell>
          <table:table-cell table:style-name="ce8" office:value-type="percentage" office:value="0.3672" calcext:value-type="percentage">
            <text:p>36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將</text:p>
          </table:table-cell>
          <table:table-cell table:number-columns-repeated="2"/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11" calcext:value-type="percentage">
            <text:p>37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師</text:p>
          </table:table-cell>
          <table:table-cell table:number-columns-repeated="2"/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51" calcext:value-type="percentage">
            <text:p>37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知</text:p>
          </table:table-cell>
          <table:table-cell office:value-type="string" calcext:value-type="string">
            <text:p>ťie</text:p>
          </table:table-cell>
          <table:table-cell office:value-type="string" calcext:value-type="string">
            <text:p>know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9" calcext:value-type="percentage">
            <text:p>37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月</text:p>
          </table:table-cell>
          <table:table-cell office:value-type="string" calcext:value-type="string">
            <text:p>ngywat</text:p>
          </table:table-cell>
          <table:table-cell office:value-type="string" calcext:value-type="string">
            <text:p>moo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66" calcext:value-type="percentage">
            <text:p>38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焉</text:p>
          </table:table-cell>
          <table:table-cell office:value-type="string" calcext:value-type="string">
            <text:p>hryen, ‘ryen, ‘yan</text:p>
          </table:table-cell>
          <table:table-cell office:value-type="string" calcext:value-type="string">
            <text:p>how?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28" calcext:value-type="percentage">
            <text:p>38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楚</text:p>
          </table:table-cell>
          <table:table-cell table:number-columns-repeated="2"/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904" calcext:value-type="percentage">
            <text:p>39.0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下</text:p>
          </table:table-cell>
          <table:table-cell office:value-type="string" calcext:value-type="string">
            <text:p>hrax, hrah</text:p>
          </table:table-cell>
          <table:table-cell office:value-type="string" calcext:value-type="string">
            <text:p>down</text:p>
          </table:table-cell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79" calcext:value-type="percentage">
            <text:p>39.7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能</text:p>
          </table:table-cell>
          <table:table-cell table:number-columns-repeated="2"/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42" calcext:value-type="percentage">
            <text:p>39.4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如</text:p>
          </table:table-cell>
          <table:table-cell table:number-columns-repeated="2"/>
          <table:table-cell table:style-name="ce8" office:value-type="percentage" office:value="0.0036" calcext:value-type="percentage">
            <text:p>0.36%</text:p>
          </table:table-cell>
          <table:table-cell table:style-name="ce8" office:value-type="percentage" office:value="0.4015" calcext:value-type="percentage">
            <text:p>40.1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謂</text:p>
          </table:table-cell>
          <table:table-cell table:number-columns-repeated="2"/>
          <table:table-cell table:style-name="ce8" office:value-type="percentage" office:value="0.0034" calcext:value-type="percentage">
            <text:p>0.34%</text:p>
          </table:table-cell>
          <table:table-cell table:style-name="ce8" office:value-type="percentage" office:value="0.4048" calcext:value-type="percentage">
            <text:p>40.4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我</text:p>
          </table:table-cell>
          <table:table-cell office:value-type="string" calcext:value-type="string">
            <text:p>ngax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33" calcext:value-type="percentage">
            <text:p>0.33%</text:p>
          </table:table-cell>
          <table:table-cell table:style-name="ce8" office:value-type="percentage" office:value="0.4082" calcext:value-type="percentage">
            <text:p>40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諸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14" calcext:value-type="percentage">
            <text:p>41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得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46" calcext:value-type="percentage">
            <text:p>41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臣</text:p>
          </table:table-cell>
          <table:table-cell office:value-type="string" calcext:value-type="string">
            <text:p>dźyin</text:p>
          </table:table-cell>
          <table:table-cell office:value-type="string" calcext:value-type="string">
            <text:p>slave, minister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177" calcext:value-type="percentage">
            <text:p>41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行</text:p>
          </table:table-cell>
          <table:table-cell office:value-type="string" calcext:value-type="string">
            <text:p>hrang</text:p>
          </table:table-cell>
          <table:table-cell office:value-type="string" calcext:value-type="string">
            <text:p>go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209" calcext:value-type="percentage">
            <text:p>42.0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鄭</text:p>
          </table:table-cell>
          <table:table-cell table:number-columns-repeated="2"/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39" calcext:value-type="percentage">
            <text:p>42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言</text:p>
          </table:table-cell>
          <table:table-cell office:value-type="string" calcext:value-type="string">
            <text:p>ngyan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69" calcext:value-type="percentage">
            <text:p>42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三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hree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55" calcext:value-type="percentage">
            <text:p>43.5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若</text:p>
          </table:table-cell>
          <table:table-cell table:number-columns-repeated="2"/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298" calcext:value-type="percentage">
            <text:p>42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道</text:p>
          </table:table-cell>
          <table:table-cell office:value-type="string" calcext:value-type="string">
            <text:p>dawx</text:p>
          </table:table-cell>
          <table:table-cell office:value-type="string" calcext:value-type="string">
            <text:p>way, Dao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26" calcext:value-type="percentage">
            <text:p>43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必</text:p>
          </table:table-cell>
          <table:table-cell office:value-type="string" calcext:value-type="string">
            <text:p>pyit</text:p>
          </table:table-cell>
          <table:table-cell office:value-type="string" calcext:value-type="string">
            <text:p>surely</text:p>
          </table:table-cell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383" calcext:value-type="percentage">
            <text:p>43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伯</text:p>
          </table:table-cell>
          <table:table-cell table:number-columns-repeated="2"/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411" calcext:value-type="percentage">
            <text:p>44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民</text:p>
          </table:table-cell>
          <table:table-cell office:value-type="string" calcext:value-type="string">
            <text:p>myin</text:p>
          </table:table-cell>
          <table:table-cell office:value-type="string" calcext:value-type="string">
            <text:p>people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38" calcext:value-type="percentage">
            <text:p>44.3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事</text:p>
          </table:table-cell>
          <table:table-cell table:number-columns-repeated="2"/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65" calcext:value-type="percentage">
            <text:p>44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自</text:p>
          </table:table-cell>
          <table:table-cell table:number-columns-repeated="2"/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92" calcext:value-type="percentage">
            <text:p>44.9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一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n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71" calcext:value-type="percentage">
            <text:p>45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然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18" calcext:value-type="percentage">
            <text:p>45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及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45" calcext:value-type="percentage">
            <text:p>45.4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至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97" calcext:value-type="percentage">
            <text:p>45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死</text:p>
          </table:table-cell>
          <table:table-cell office:value-type="string" calcext:value-type="string">
            <text:p>sryix</text:p>
          </table:table-cell>
          <table:table-cell office:value-type="string" calcext:value-type="string">
            <text:p>di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23" calcext:value-type="percentage">
            <text:p>46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見</text:p>
          </table:table-cell>
          <table:table-cell office:value-type="string" calcext:value-type="string">
            <text:p>kenh</text:p>
          </table:table-cell>
          <table:table-cell office:value-type="string" calcext:value-type="string">
            <text:p>se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48" calcext:value-type="percentage">
            <text:p>46.4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此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74" calcext:value-type="percentage">
            <text:p>46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生</text:p>
          </table:table-cell>
          <table:table-cell table:number-columns-repeated="2"/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699" calcext:value-type="percentage">
            <text:p>46.9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伐</text:p>
          </table:table-cell>
          <table:table-cell table:number-columns-repeated="2"/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25" calcext:value-type="percentage">
            <text:p>47.2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十</text:p>
          </table:table-cell>
          <table:table-cell office:value-type="string" calcext:value-type="string">
            <text:p>dźyip</text:p>
          </table:table-cell>
          <table:table-cell office:value-type="string" calcext:value-type="string">
            <text:p>ten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49" calcext:value-type="percentage">
            <text:p>47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非</text:p>
          </table:table-cell>
          <table:table-cell office:value-type="string" calcext:value-type="string">
            <text:p>pwiy</text:p>
          </table:table-cell>
          <table:table-cell office:value-type="string" calcext:value-type="string">
            <text:p>is not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73" calcext:value-type="percentage">
            <text:p>47.7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聞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listen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97" calcext:value-type="percentage">
            <text:p>47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二</text:p>
          </table:table-cell>
          <table:table-cell office:value-type="string" calcext:value-type="string">
            <text:p>ńyi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821" calcext:value-type="percentage">
            <text:p>48.2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命</text:p>
          </table:table-cell>
          <table:table-cell office:value-type="string" calcext:value-type="string">
            <text:p>mriangh</text:p>
          </table:table-cell>
          <table:table-cell office:value-type="string" calcext:value-type="string">
            <text:p>life, destiny</text:p>
          </table:table-cell>
          <table:table-cell table:style-name="ce8" office:value-type="percentage" office:value="0.0023" calcext:value-type="percentage">
            <text:p>0.23%</text:p>
          </table:table-cell>
          <table:table-cell table:style-name="ce8" office:value-type="percentage" office:value="0.4844" calcext:value-type="percentage">
            <text:p>48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成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67" calcext:value-type="percentage">
            <text:p>48.6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年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year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89" calcext:value-type="percentage">
            <text:p>48.8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乃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1" calcext:value-type="percentage">
            <text:p>49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德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32" calcext:value-type="percentage">
            <text:p>49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宋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54" calcext:value-type="percentage">
            <text:p>49.5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  <table:table-cell office:value-type="string" calcext:value-type="string">
            <text:p>leave, exit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76" calcext:value-type="percentage">
            <text:p>49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孫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97" calcext:value-type="percentage">
            <text:p>49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叔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19" calcext:value-type="percentage">
            <text:p>50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氏</text:p>
          </table:table-cell>
          <table:table-cell office:value-type="string" calcext:value-type="string">
            <text:p>dźiex</text:p>
          </table:table-cell>
          <table:table-cell office:value-type="string" calcext:value-type="string">
            <text:p>family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4" calcext:value-type="percentage">
            <text:p>50.4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衛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61" calcext:value-type="percentage">
            <text:p>50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在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82" calcext:value-type="percentage">
            <text:p>50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從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03" calcext:value-type="percentage">
            <text:p>51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欲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24" calcext:value-type="percentage">
            <text:p>51.2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今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now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45" calcext:value-type="percentage">
            <text:p>51.4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先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66" calcext:value-type="percentage">
            <text:p>51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亦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186" calcext:value-type="percentage">
            <text:p>51.8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禮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06" calcext:value-type="percentage">
            <text:p>52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後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26" calcext:value-type="percentage">
            <text:p>52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未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46" calcext:value-type="percentage">
            <text:p>52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文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65" calcext:value-type="percentage">
            <text:p>52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歸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285" calcext:value-type="percentage">
            <text:p>52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殺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04" calcext:value-type="percentage">
            <text:p>53.0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入</text:p>
          </table:table-cell>
          <table:table-cell office:value-type="string" calcext:value-type="string">
            <text:p>ńyip</text:p>
          </table:table-cell>
          <table:table-cell office:value-type="string" calcext:value-type="string">
            <text:p>enter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23" calcext:value-type="percentage">
            <text:p>53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請</text:p>
          </table:table-cell>
          <table:table-cell table:number-columns-repeated="2"/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42" calcext:value-type="percentage">
            <text:p>53.4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用</text:p>
          </table:table-cell>
          <table:table-cell table:number-columns-repeated="2"/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6" calcext:value-type="percentage">
            <text:p>53.6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來</text:p>
          </table:table-cell>
          <table:table-cell table:number-columns-repeated="2"/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78" calcext:value-type="percentage">
            <text:p>53.7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  <table:table-cell office:value-type="string" calcext:value-type="string">
            <text:p>up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96" calcext:value-type="percentage">
            <text:p>53.9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善</text:p>
          </table:table-cell>
          <table:table-cell table:number-columns-repeated="2"/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14" calcext:value-type="percentage">
            <text:p>54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士</text:p>
          </table:table-cell>
          <table:table-cell office:value-type="string" calcext:value-type="string">
            <text:p>džix</text:p>
          </table:table-cell>
          <table:table-cell office:value-type="string" calcext:value-type="string">
            <text:p>man, scholar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32" calcext:value-type="percentage">
            <text:p>54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皆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49" calcext:value-type="percentage">
            <text:p>54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夏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67" calcext:value-type="percentage">
            <text:p>54.6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對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84" calcext:value-type="percentage">
            <text:p>54.8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問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01" calcext:value-type="percentage">
            <text:p>55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物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18" calcext:value-type="percentage">
            <text:p>55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日</text:p>
          </table:table-cell>
          <table:table-cell office:value-type="string" calcext:value-type="string">
            <text:p>ńyit</text:p>
          </table:table-cell>
          <table:table-cell office:value-type="string" calcext:value-type="string">
            <text:p>day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35" calcext:value-type="percentage">
            <text:p>55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五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fiv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51" calcext:value-type="percentage">
            <text:p>55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陳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68" calcext:value-type="percentage">
            <text:p>55.6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中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in, middl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85" calcext:value-type="percentage">
            <text:p>55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父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601" calcext:value-type="percentage">
            <text:p>56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心</text:p>
          </table:table-cell>
          <table:table-cell/>
          <table:table-cell office:value-type="string" calcext:value-type="string">
            <text:p>heart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17" calcext:value-type="percentage">
            <text:p>56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34" calcext:value-type="percentage">
            <text:p>56.3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又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5" calcext:value-type="percentage">
            <text:p>56.5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亡</text:p>
          </table:table-cell>
          <table:table-cell office:value-type="string" calcext:value-type="string">
            <text:p>mwyang</text:p>
          </table:table-cell>
          <table:table-cell office:value-type="string" calcext:value-type="string">
            <text:p>escape, lose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65" calcext:value-type="percentage">
            <text:p>56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81" calcext:value-type="percentage">
            <text:p>56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敢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696" calcext:value-type="percentage">
            <text:p>56.9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相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11" calcext:value-type="percentage">
            <text:p>57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周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26" calcext:value-type="percentage">
            <text:p>57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遂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41" calcext:value-type="percentage">
            <text:p>57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會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56" calcext:value-type="percentage">
            <text:p>57.5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春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71" calcext:value-type="percentage">
            <text:p>57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秋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85" calcext:value-type="percentage">
            <text:p>57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食</text:p>
          </table:table-cell>
          <table:table-cell office:value-type="string" calcext:value-type="string">
            <text:p>źik</text:p>
          </table:table-cell>
          <table:table-cell office:value-type="string" calcext:value-type="string">
            <text:p>ea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39" calcext:value-type="percentage">
            <text:p>59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四</text:p>
          </table:table-cell>
          <table:table-cell office:value-type="string" calcext:value-type="string">
            <text:p>syih</text:p>
          </table:table-cell>
          <table:table-cell office:value-type="string" calcext:value-type="string">
            <text:p>fou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98" calcext:value-type="percentage">
            <text:p>58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小</text:p>
          </table:table-cell>
          <table:table-cell office:value-type="string" calcext:value-type="string">
            <text:p>syewx</text:p>
          </table:table-cell>
          <table:table-cell office:value-type="string" calcext:value-type="string">
            <text:p>small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57" calcext:value-type="percentage">
            <text:p>58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明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brigh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26" calcext:value-type="percentage">
            <text:p>59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孔</text:p>
          </table:table-cell>
          <table:table-cell office:value-type="string" calcext:value-type="string">
            <text:p>khungx</text:p>
          </table:table-cell>
          <table:table-cell office:value-type="string" calcext:value-type="string">
            <text:p>hole, Confuciu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12" calcext:value-type="percentage">
            <text:p>59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立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" calcext:value-type="percentage">
            <text:p>58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告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14" calcext:value-type="percentage">
            <text:p>58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且</text:p>
          </table:table-cell>
          <table:table-cell office:value-type="string" calcext:value-type="string">
            <text:p>tshyax</text:p>
          </table:table-cell>
          <table:table-cell office:value-type="string" calcext:value-type="string">
            <text:p>thi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29" calcext:value-type="percentage">
            <text:p>58.2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樂</text:p>
          </table:table-cell>
          <table:table-cell office:value-type="string" calcext:value-type="string">
            <text:p>ngrok</text:p>
          </table:table-cell>
          <table:table-cell office:value-type="string" calcext:value-type="string">
            <text:p>music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43" calcext:value-type="percentage">
            <text:p>58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卒</text:p>
          </table:table-cell>
          <table:table-cell office:value-type="string" calcext:value-type="string">
            <text:p>tswot</text:p>
          </table:table-cell>
          <table:table-cell office:value-type="string" calcext:value-type="string">
            <text:p>soldie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71" calcext:value-type="percentage">
            <text:p>58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吳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85" calcext:value-type="percentage">
            <text:p>58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惡</text:p>
          </table:table-cell>
          <table:table-cell office:value-type="string" calcext:value-type="string">
            <text:p>‘ak</text:p>
          </table:table-cell>
          <table:table-cell office:value-type="string" calcext:value-type="string">
            <text:p>bad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53" calcext:value-type="percentage">
            <text:p>59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朝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66" calcext:value-type="percentage">
            <text:p>59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取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79" calcext:value-type="percentage">
            <text:p>59.7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仲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92" calcext:value-type="percentage">
            <text:p>59.9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已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06" calcext:value-type="percentage">
            <text:p>60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正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18" calcext:value-type="percentage">
            <text:p>60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失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31" calcext:value-type="percentage">
            <text:p>60.3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地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43" calcext:value-type="percentage">
            <text:p>60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寡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56" calcext:value-type="percentage">
            <text:p>60.5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義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69" calcext:value-type="percentage">
            <text:p>60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百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hundred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41" calcext:value-type="percentage">
            <text:p>61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冬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81" calcext:value-type="percentage">
            <text:p>60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弗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93" calcext:value-type="percentage">
            <text:p>60.9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罪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05" calcext:value-type="percentage">
            <text:p>61.0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猶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17" calcext:value-type="percentage">
            <text:p>61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身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29" calcext:value-type="percentage">
            <text:p>61.2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哉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53" calcext:value-type="percentage">
            <text:p>61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秦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65" calcext:value-type="percentage">
            <text:p>61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足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77" calcext:value-type="percentage">
            <text:p>61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季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88" calcext:value-type="percentage">
            <text:p>61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求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" calcext:value-type="percentage">
            <text:p>62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无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12" calcext:value-type="percentage">
            <text:p>62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仁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virtu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46" calcext:value-type="percentage">
            <text:p>62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時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23" calcext:value-type="percentage">
            <text:p>62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馬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35" calcext:value-type="percentage">
            <text:p>62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武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57" calcext:value-type="percentage">
            <text:p>62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復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68" calcext:value-type="percentage">
            <text:p>62.6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治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79" calcext:value-type="percentage">
            <text:p>62.7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書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9" calcext:value-type="percentage">
            <text:p>62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01" calcext:value-type="percentage">
            <text:p>63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門</text:p>
          </table:table-cell>
          <table:table-cell office:value-type="string" calcext:value-type="string">
            <text:p>mwon</text:p>
          </table:table-cell>
          <table:table-cell office:value-type="string" calcext:value-type="string">
            <text:p>gat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12" calcext:value-type="percentage">
            <text:p>63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多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23" calcext:value-type="percentage">
            <text:p>63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亂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34" calcext:value-type="percentage">
            <text:p>63.3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許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44" calcext:value-type="percentage">
            <text:p>63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名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55" calcext:value-type="percentage">
            <text:p>63.5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66" calcext:value-type="percentage">
            <text:p>63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同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76" calcext:value-type="percentage">
            <text:p>63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雖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87" calcext:value-type="percentage">
            <text:p>63.8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397" calcext:value-type="percentage">
            <text:p>63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莫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08" calcext:value-type="percentage">
            <text:p>64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辭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18" calcext:value-type="percentage">
            <text:p>64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反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28" calcext:value-type="percentage">
            <text:p>64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奔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38" calcext:value-type="percentage">
            <text:p>64.3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政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49" calcext:value-type="percentage">
            <text:p>64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令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59" calcext:value-type="percentage">
            <text:p>64.5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69" calcext:value-type="percentage">
            <text:p>64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79" calcext:value-type="percentage">
            <text:p>64.7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信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89" calcext:value-type="percentage">
            <text:p>64.8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好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" calcext:value-type="percentage">
            <text:p>65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趙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" calcext:value-type="percentage">
            <text:p>65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9" calcext:value-type="percentage">
            <text:p>65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平</text:p>
          </table:table-cell>
          <table:table-cell office:value-type="string" calcext:value-type="string">
            <text:p>bryang</text:p>
          </table:table-cell>
          <table:table-cell office:value-type="string" calcext:value-type="string">
            <text:p>level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29" calcext:value-type="percentage">
            <text:p>65.2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聖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39" calcext:value-type="percentage">
            <text:p>65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親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49" calcext:value-type="percentage">
            <text:p>65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魯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59" calcext:value-type="percentage">
            <text:p>65.5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賢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68" calcext:value-type="percentage">
            <text:p>65.6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難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78" calcext:value-type="percentage">
            <text:p>65.7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87" calcext:value-type="percentage">
            <text:p>65.8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司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96" calcext:value-type="percentage">
            <text:p>65.9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六</text:p>
          </table:table-cell>
          <table:table-cell/>
          <table:table-cell office:value-type="string" calcext:value-type="string">
            <text:p>eight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05" calcext:value-type="percentage">
            <text:p>66.0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居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14" calcext:value-type="percentage">
            <text:p>66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始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23" calcext:value-type="percentage">
            <text:p>66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利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32" calcext:value-type="percentage">
            <text:p>66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軍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41" calcext:value-type="percentage">
            <text:p>66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止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" calcext:value-type="percentage">
            <text:p>66.5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方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9" calcext:value-type="percentage">
            <text:p>66.5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乘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68" calcext:value-type="percentage">
            <text:p>66.6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世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77" calcext:value-type="percentage">
            <text:p>66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安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lm, safe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85" calcext:value-type="percentage">
            <text:p>66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己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94" calcext:value-type="percentage">
            <text:p>66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703" calcext:value-type="percentage">
            <text:p>67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外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11" calcext:value-type="percentage">
            <text:p>67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既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" calcext:value-type="percentage">
            <text:p>67.2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8" calcext:value-type="percentage">
            <text:p>67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36" calcext:value-type="percentage">
            <text:p>67.3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陽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44" calcext:value-type="percentage">
            <text:p>67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53" calcext:value-type="percentage">
            <text:p>67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女</text:p>
          </table:table-cell>
          <table:table-cell/>
          <table:table-cell office:value-type="string" calcext:value-type="string">
            <text:p>woma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1" calcext:value-type="percentage">
            <text:p>67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山</text:p>
          </table:table-cell>
          <table:table-cell/>
          <table:table-cell office:value-type="string" calcext:value-type="string">
            <text:p>mountai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9" calcext:value-type="percentage">
            <text:p>67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家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77" calcext:value-type="percentage">
            <text:p>67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田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85" calcext:value-type="percentage">
            <text:p>67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蔡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93" calcext:value-type="percentage">
            <text:p>67.9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帥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" calcext:value-type="percentage">
            <text:p>68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詩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08" calcext:value-type="percentage">
            <text:p>68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車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16" calcext:value-type="percentage">
            <text:p>68.1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守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24" calcext:value-type="percentage">
            <text:p>68.2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1" calcext:value-type="percentage">
            <text:p>68.3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9" calcext:value-type="percentage">
            <text:p>68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右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46" calcext:value-type="percentage">
            <text:p>68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54" calcext:value-type="percentage">
            <text:p>68.5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62" calcext:value-type="percentage">
            <text:p>68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69" calcext:value-type="percentage">
            <text:p>68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76" calcext:value-type="percentage">
            <text:p>68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聽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84" calcext:value-type="percentage">
            <text:p>68.8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1" calcext:value-type="percentage">
            <text:p>68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戰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9" calcext:value-type="percentage">
            <text:p>68.9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06" calcext:value-type="percentage">
            <text:p>69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13" calcext:value-type="percentage">
            <text:p>69.1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1" calcext:value-type="percentage">
            <text:p>69.2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九</text:p>
          </table:table-cell>
          <table:table-cell office:value-type="string" calcext:value-type="string">
            <text:p>kyuw</text:p>
          </table:table-cell>
          <table:table-cell office:value-type="string" calcext:value-type="string">
            <text:p>nin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8" calcext:value-type="percentage">
            <text:p>69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神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35" calcext:value-type="percentage">
            <text:p>69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高</text:p>
          </table:table-cell>
          <table:table-cell office:value-type="string" calcext:value-type="string">
            <text:p>kaw</text:p>
          </table:table-cell>
          <table:table-cell office:value-type="string" calcext:value-type="string">
            <text:p>tall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43" calcext:value-type="percentage">
            <text:p>69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固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" calcext:value-type="percentage">
            <text:p>69.5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7" calcext:value-type="percentage">
            <text:p>69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棄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64" calcext:value-type="percentage">
            <text:p>69.6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終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1" calcext:value-type="percentage">
            <text:p>69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南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8" calcext:value-type="percentage">
            <text:p>69.7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作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86" calcext:value-type="percentage">
            <text:p>69.8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水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93" calcext:value-type="percentage">
            <text:p>69.9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邾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" calcext:value-type="percentage">
            <text:p>70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07" calcext:value-type="percentage">
            <text:p>70.0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位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14" calcext:value-type="percentage">
            <text:p>70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申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1" calcext:value-type="percentage">
            <text:p>70.2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獻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8" calcext:value-type="percentage">
            <text:p>70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35" calcext:value-type="percentage">
            <text:p>70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1" calcext:value-type="percentage">
            <text:p>70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唯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8" calcext:value-type="percentage">
            <text:p>70.4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敬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55" calcext:value-type="percentage">
            <text:p>70.5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舉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2" calcext:value-type="percentage">
            <text:p>70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宮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9" calcext:value-type="percentage">
            <text:p>70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處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76" calcext:value-type="percentage">
            <text:p>70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83" calcext:value-type="percentage">
            <text:p>70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夷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" calcext:value-type="percentage">
            <text:p>70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克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6" calcext:value-type="percentage">
            <text:p>70.9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內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03" calcext:value-type="percentage">
            <text:p>71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丘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" calcext:value-type="percentage">
            <text:p>71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室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7" calcext:value-type="percentage">
            <text:p>71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常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23" calcext:value-type="percentage">
            <text:p>71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" calcext:value-type="percentage">
            <text:p>71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說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7" calcext:value-type="percentage">
            <text:p>71.3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弟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43" calcext:value-type="percentage">
            <text:p>71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怒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" calcext:value-type="percentage">
            <text:p>71.5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6" calcext:value-type="percentage">
            <text:p>71.5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63" calcext:value-type="percentage">
            <text:p>71.6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功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69" calcext:value-type="percentage">
            <text:p>71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召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76" calcext:value-type="percentage">
            <text:p>71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老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2" calcext:value-type="percentage">
            <text:p>71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還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9" calcext:value-type="percentage">
            <text:p>71.8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貴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95" calcext:value-type="percentage">
            <text:p>71.9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志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1" calcext:value-type="percentage">
            <text:p>72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盡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7" calcext:value-type="percentage">
            <text:p>72.0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14" calcext:value-type="percentage">
            <text:p>72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北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nort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" calcext:value-type="percentage">
            <text:p>72.2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6" calcext:value-type="percentage">
            <text:p>72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2" calcext:value-type="percentage">
            <text:p>72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八</text:p>
          </table:table-cell>
          <table:table-cell/>
          <table:table-cell office:value-type="string" calcext:value-type="string">
            <text:p>eigh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9" calcext:value-type="percentage">
            <text:p>72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45" calcext:value-type="percentage">
            <text:p>72.4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1" calcext:value-type="percentage">
            <text:p>72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甚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7" calcext:value-type="percentage">
            <text:p>72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形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3" calcext:value-type="percentage">
            <text:p>72.6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9" calcext:value-type="percentage">
            <text:p>72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愛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75" calcext:value-type="percentage">
            <text:p>72.7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觀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1" calcext:value-type="percentage">
            <text:p>72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兵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8" calcext:value-type="percentage">
            <text:p>72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西</text:p>
          </table:table-cell>
          <table:table-cell office:value-type="string" calcext:value-type="string">
            <text:p>sey</text:p>
          </table:table-cell>
          <table:table-cell office:value-type="string" calcext:value-type="string">
            <text:p>wes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94" calcext:value-type="percentage">
            <text:p>72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莊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" calcext:value-type="percentage">
            <text:p>73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05" calcext:value-type="percentage">
            <text:p>73.0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待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1" calcext:value-type="percentage">
            <text:p>73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官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7" calcext:value-type="percentage">
            <text:p>73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昭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3" calcext:value-type="percentage">
            <text:p>73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忘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9" calcext:value-type="percentage">
            <text:p>73.2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35" calcext:value-type="percentage">
            <text:p>73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當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1" calcext:value-type="percentage">
            <text:p>73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喪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7" calcext:value-type="percentage">
            <text:p>73.4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2" calcext:value-type="percentage">
            <text:p>73.5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憂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8" calcext:value-type="percentage">
            <text:p>73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64" calcext:value-type="percentage">
            <text:p>73.6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" calcext:value-type="percentage">
            <text:p>73.7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害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5" calcext:value-type="percentage">
            <text:p>73.7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莒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1" calcext:value-type="percentage">
            <text:p>73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或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7" calcext:value-type="percentage">
            <text:p>73.8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母</text:p>
          </table:table-cell>
          <table:table-cell office:value-type="string" calcext:value-type="string">
            <text:p>mowx</text:p>
          </table:table-cell>
          <table:table-cell office:value-type="string" calcext:value-type="string">
            <text:p>mothe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2" calcext:value-type="percentage">
            <text:p>73.9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卿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8" calcext:value-type="percentage">
            <text:p>73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逆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3" calcext:value-type="percentage">
            <text:p>74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9" calcext:value-type="percentage">
            <text:p>74.0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華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15" calcext:value-type="percentage">
            <text:p>74.1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古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" calcext:value-type="percentage">
            <text:p>74.2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數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6" calcext:value-type="percentage">
            <text:p>74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太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1" calcext:value-type="percentage">
            <text:p>74.3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里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7" calcext:value-type="percentage">
            <text:p>74.3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勝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2" calcext:value-type="percentage">
            <text:p>74.4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侵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8" calcext:value-type="percentage">
            <text:p>74.4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3" calcext:value-type="percentage">
            <text:p>74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適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9" calcext:value-type="percentage">
            <text:p>74.5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4" calcext:value-type="percentage">
            <text:p>74.6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視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9" calcext:value-type="percentage">
            <text:p>74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耳</text:p>
          </table:table-cell>
          <table:table-cell office:value-type="string" calcext:value-type="string">
            <text:p>ńix</text:p>
          </table:table-cell>
          <table:table-cell office:value-type="string" calcext:value-type="string">
            <text:p>ear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75" calcext:value-type="percentage">
            <text:p>74.7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豈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" calcext:value-type="percentage">
            <text:p>74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昔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5" calcext:value-type="percentage">
            <text:p>74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1" calcext:value-type="percentage">
            <text:p>74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6" calcext:value-type="percentage">
            <text:p>74.9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邪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1" calcext:value-type="percentage">
            <text:p>75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少</text:p>
          </table:table-cell>
          <table:table-cell office:value-type="string" calcext:value-type="string">
            <text:p>śiewx</text:p>
          </table:table-cell>
          <table:table-cell office:value-type="string" calcext:value-type="string">
            <text:p>small, few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6" calcext:value-type="percentage">
            <text:p>75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2" calcext:value-type="percentage">
            <text:p>75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嘗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7" calcext:value-type="percentage">
            <text:p>75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2" calcext:value-type="percentage">
            <text:p>75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衣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clothes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7" calcext:value-type="percentage">
            <text:p>75.2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2" calcext:value-type="percentage">
            <text:p>75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滅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7" calcext:value-type="percentage">
            <text:p>75.3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忠</text:p>
          </table:table-cell>
          <table:table-cell office:value-type="string" calcext:value-type="string">
            <text:p>ťywung</text:p>
          </table:table-cell>
          <table:table-cell office:value-type="string" calcext:value-type="string">
            <text:p>loya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2" calcext:value-type="percentage">
            <text:p>75.4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退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7" calcext:value-type="percentage">
            <text:p>75.4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御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2" calcext:value-type="percentage">
            <text:p>75.5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諫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7" calcext:value-type="percentage">
            <text:p>75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定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2" calcext:value-type="percentage">
            <text:p>75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7" calcext:value-type="percentage">
            <text:p>75.6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智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2" calcext:value-type="percentage">
            <text:p>75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封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7" calcext:value-type="percentage">
            <text:p>75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力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2" calcext:value-type="percentage">
            <text:p>75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產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7" calcext:value-type="percentage">
            <text:p>75.8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致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1" calcext:value-type="percentage">
            <text:p>75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6" calcext:value-type="percentage">
            <text:p>75.9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1" calcext:value-type="percentage">
            <text:p>76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本</text:p>
          </table:table-cell>
          <table:table-cell office:value-type="string" calcext:value-type="string">
            <text:p>pwonx</text:p>
          </table:table-cell>
          <table:table-cell office:value-type="string" calcext:value-type="string">
            <text:p>sour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6" calcext:value-type="percentage">
            <text:p>76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社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1" calcext:value-type="percentage">
            <text:p>76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5" calcext:value-type="percentage">
            <text:p>76.1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" calcext:value-type="percentage">
            <text:p>76.2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5" calcext:value-type="percentage">
            <text:p>76.2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和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" calcext:value-type="percentage">
            <text:p>76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思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4" calcext:value-type="percentage">
            <text:p>76.3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9" calcext:value-type="percentage">
            <text:p>76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穆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4" calcext:value-type="percentage">
            <text:p>76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8" calcext:value-type="percentage">
            <text:p>76.4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3" calcext:value-type="percentage">
            <text:p>76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施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8" calcext:value-type="percentage">
            <text:p>76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2" calcext:value-type="percentage">
            <text:p>76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動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7" calcext:value-type="percentage">
            <text:p>76.6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2" calcext:value-type="percentage">
            <text:p>76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6" calcext:value-type="percentage">
            <text:p>76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合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close, joi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1" calcext:value-type="percentage">
            <text:p>76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5" calcext:value-type="percentage">
            <text:p>76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" calcext:value-type="percentage">
            <text:p>76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學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4" calcext:value-type="percentage">
            <text:p>76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9" calcext:value-type="percentage">
            <text:p>76.9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3" calcext:value-type="percentage">
            <text:p>77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石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8" calcext:value-type="percentage">
            <text:p>77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2" calcext:value-type="percentage">
            <text:p>77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7" calcext:value-type="percentage">
            <text:p>77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1" calcext:value-type="percentage">
            <text:p>77.2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6" calcext:value-type="percentage">
            <text:p>77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" calcext:value-type="percentage">
            <text:p>77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宗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5" calcext:value-type="percentage">
            <text:p>77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役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9" calcext:value-type="percentage">
            <text:p>77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4" calcext:value-type="percentage">
            <text:p>77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8" calcext:value-type="percentage">
            <text:p>77.4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2" calcext:value-type="percentage">
            <text:p>77.5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木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7" calcext:value-type="percentage">
            <text:p>77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久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1" calcext:value-type="percentage">
            <text:p>77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6" calcext:value-type="percentage">
            <text:p>77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" calcext:value-type="percentage">
            <text:p>77.7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窮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4" calcext:value-type="percentage">
            <text:p>77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姬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9" calcext:value-type="percentage">
            <text:p>77.7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千</text:p>
          </table:table-cell>
          <table:table-cell office:value-type="string" calcext:value-type="string">
            <text:p>tshen</text:p>
          </table:table-cell>
          <table:table-cell office:value-type="string" calcext:value-type="string">
            <text:p>thousa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3" calcext:value-type="percentage">
            <text:p>77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7" calcext:value-type="percentage">
            <text:p>77.8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1" calcext:value-type="percentage">
            <text:p>77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富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6" calcext:value-type="percentage">
            <text:p>77.9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" calcext:value-type="percentage">
            <text:p>78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4" calcext:value-type="percentage">
            <text:p>78.0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8" calcext:value-type="percentage">
            <text:p>78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性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3" calcext:value-type="percentage">
            <text:p>78.1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法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7" calcext:value-type="percentage">
            <text:p>78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1" calcext:value-type="percentage">
            <text:p>78.2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備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5" calcext:value-type="percentage">
            <text:p>78.2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比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9" calcext:value-type="percentage">
            <text:p>78.2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3" calcext:value-type="percentage">
            <text:p>78.3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8" calcext:value-type="percentage">
            <text:p>78.3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2" calcext:value-type="percentage">
            <text:p>78.4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祿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6" calcext:value-type="percentage">
            <text:p>78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" calcext:value-type="percentage">
            <text:p>78.5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4" calcext:value-type="percentage">
            <text:p>78.5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8" calcext:value-type="percentage">
            <text:p>78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2" calcext:value-type="percentage">
            <text:p>78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6" calcext:value-type="percentage">
            <text:p>78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" calcext:value-type="percentage">
            <text:p>78.7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4" calcext:value-type="percentage">
            <text:p>78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遇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8" calcext:value-type="percentage">
            <text:p>78.7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2" calcext:value-type="percentage">
            <text:p>78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6" calcext:value-type="percentage">
            <text:p>78.8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" calcext:value-type="percentage">
            <text:p>78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4" calcext:value-type="percentage">
            <text:p>78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8" calcext:value-type="percentage">
            <text:p>78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2" calcext:value-type="percentage">
            <text:p>79.0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6" calcext:value-type="percentage">
            <text:p>79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爾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" calcext:value-type="percentage">
            <text:p>79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4" calcext:value-type="percentage">
            <text:p>79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8" calcext:value-type="percentage">
            <text:p>79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2" calcext:value-type="percentage">
            <text:p>79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鼓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6" calcext:value-type="percentage">
            <text:p>79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" calcext:value-type="percentage">
            <text:p>79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4" calcext:value-type="percentage">
            <text:p>79.3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火</text:p>
          </table:table-cell>
          <table:table-cell office:value-type="string" calcext:value-type="string">
            <text:p>xwax</text:p>
          </table:table-cell>
          <table:table-cell office:value-type="string" calcext:value-type="string">
            <text:p>fi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8" calcext:value-type="percentage">
            <text:p>79.3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1" calcext:value-type="percentage">
            <text:p>79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臧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5" calcext:value-type="percentage">
            <text:p>79.4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風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9" calcext:value-type="percentage">
            <text:p>79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群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3" calcext:value-type="percentage">
            <text:p>79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7" calcext:value-type="percentage">
            <text:p>79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納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1" calcext:value-type="percentage">
            <text:p>79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5" calcext:value-type="percentage">
            <text:p>79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9" calcext:value-type="percentage">
            <text:p>79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器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2" calcext:value-type="percentage">
            <text:p>79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6" calcext:value-type="percentage">
            <text:p>79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" calcext:value-type="percentage">
            <text:p>79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4" calcext:value-type="percentage">
            <text:p>79.8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8" calcext:value-type="percentage">
            <text:p>79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1" calcext:value-type="percentage">
            <text:p>79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5" calcext:value-type="percentage">
            <text:p>79.9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9" calcext:value-type="percentage">
            <text:p>79.9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3" calcext:value-type="percentage">
            <text:p>80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玉</text:p>
          </table:table-cell>
          <table:table-cell office:value-type="string" calcext:value-type="string">
            <text:p>ngyuk</text:p>
          </table:table-cell>
          <table:table-cell office:value-type="string" calcext:value-type="string">
            <text:p>jad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6" calcext:value-type="percentage">
            <text:p>80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州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isle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" calcext:value-type="percentage">
            <text:p>80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4" calcext:value-type="percentage">
            <text:p>80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爭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8" calcext:value-type="percentage">
            <text:p>80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2" calcext:value-type="percentage">
            <text:p>80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5" calcext:value-type="percentage">
            <text:p>80.2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9" calcext:value-type="percentage">
            <text:p>80.2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應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3" calcext:value-type="percentage">
            <text:p>80.3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6" calcext:value-type="percentage">
            <text:p>80.3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" calcext:value-type="percentage">
            <text:p>80.4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4" calcext:value-type="percentage">
            <text:p>80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7" calcext:value-type="percentage">
            <text:p>80.4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1" calcext:value-type="percentage">
            <text:p>80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5" calcext:value-type="percentage">
            <text:p>80.5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8" calcext:value-type="percentage">
            <text:p>80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2" calcext:value-type="percentage">
            <text:p>80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6" calcext:value-type="percentage">
            <text:p>80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9" calcext:value-type="percentage">
            <text:p>80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離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3" calcext:value-type="percentage">
            <text:p>80.7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白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6" calcext:value-type="percentage">
            <text:p>80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" calcext:value-type="percentage">
            <text:p>80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4" calcext:value-type="percentage">
            <text:p>80.8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7" calcext:value-type="percentage">
            <text:p>80.8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1" calcext:value-type="percentage">
            <text:p>80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4" calcext:value-type="percentage">
            <text:p>80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8" calcext:value-type="percentage">
            <text:p>80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1" calcext:value-type="percentage">
            <text:p>81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陵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5" calcext:value-type="percentage">
            <text:p>81.0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脩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9" calcext:value-type="percentage">
            <text:p>81.0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2" calcext:value-type="percentage">
            <text:p>81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6" calcext:value-type="percentage">
            <text:p>81.1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友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9" calcext:value-type="percentage">
            <text:p>81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3" calcext:value-type="percentage">
            <text:p>81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6" calcext:value-type="percentage">
            <text:p>81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3" calcext:value-type="percentage">
            <text:p>81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3" calcext:value-type="percentage">
            <text:p>81.3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7" calcext:value-type="percentage">
            <text:p>81.3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" calcext:value-type="percentage">
            <text:p>81.4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畏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4" calcext:value-type="percentage">
            <text:p>81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7" calcext:value-type="percentage">
            <text:p>81.4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1" calcext:value-type="percentage">
            <text:p>81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4" calcext:value-type="percentage">
            <text:p>81.5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7" calcext:value-type="percentage">
            <text:p>81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1" calcext:value-type="percentage">
            <text:p>81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4" calcext:value-type="percentage">
            <text:p>81.6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7" calcext:value-type="percentage">
            <text:p>81.6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1" calcext:value-type="percentage">
            <text:p>81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4" calcext:value-type="percentage">
            <text:p>81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8" calcext:value-type="percentage">
            <text:p>81.7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1" calcext:value-type="percentage">
            <text:p>81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4" calcext:value-type="percentage">
            <text:p>81.8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8" calcext:value-type="percentage">
            <text:p>81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1" calcext:value-type="percentage">
            <text:p>81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戌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4" calcext:value-type="percentage">
            <text:p>81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7" calcext:value-type="percentage">
            <text:p>81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1" calcext:value-type="percentage">
            <text:p>82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4" calcext:value-type="percentage">
            <text:p>82.0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7" calcext:value-type="percentage">
            <text:p>82.0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1" calcext:value-type="percentage">
            <text:p>82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4" calcext:value-type="percentage">
            <text:p>82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氣</text:p>
          </table:table-cell>
          <table:table-cell office:value-type="string" calcext:value-type="string">
            <text:p>khyih</text:p>
          </table:table-cell>
          <table:table-cell office:value-type="string" calcext:value-type="string">
            <text:p>air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7" calcext:value-type="percentage">
            <text:p>82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" calcext:value-type="percentage">
            <text:p>82.2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3" calcext:value-type="percentage">
            <text:p>82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7" calcext:value-type="percentage">
            <text:p>82.2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目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" calcext:value-type="percentage">
            <text:p>82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勿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3" calcext:value-type="percentage">
            <text:p>82.3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6" calcext:value-type="percentage">
            <text:p>82.3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9" calcext:value-type="percentage">
            <text:p>82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3" calcext:value-type="percentage">
            <text:p>82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6" calcext:value-type="percentage">
            <text:p>82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9" calcext:value-type="percentage">
            <text:p>82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2" calcext:value-type="percentage">
            <text:p>82.5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5" calcext:value-type="percentage">
            <text:p>82.5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8" calcext:value-type="percentage">
            <text:p>82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1" calcext:value-type="percentage">
            <text:p>82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4" calcext:value-type="percentage">
            <text:p>82.6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7" calcext:value-type="percentage">
            <text:p>82.6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祭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1" calcext:value-type="percentage">
            <text:p>82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息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4" calcext:value-type="percentage">
            <text:p>82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7" calcext:value-type="percentage">
            <text:p>82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" calcext:value-type="percentage">
            <text:p>82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3" calcext:value-type="percentage">
            <text:p>82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6" calcext:value-type="percentage">
            <text:p>82.8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9" calcext:value-type="percentage">
            <text:p>82.8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2" calcext:value-type="percentage">
            <text:p>82.9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5" calcext:value-type="percentage">
            <text:p>82.9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8" calcext:value-type="percentage">
            <text:p>82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1" calcext:value-type="percentage">
            <text:p>83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4" calcext:value-type="percentage">
            <text:p>83.0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容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7" calcext:value-type="percentage">
            <text:p>83.0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" calcext:value-type="percentage">
            <text:p>83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3" calcext:value-type="percentage">
            <text:p>83.1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6" calcext:value-type="percentage">
            <text:p>83.1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9" calcext:value-type="percentage">
            <text:p>83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寧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2" calcext:value-type="percentage">
            <text:p>83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5" calcext:value-type="percentage">
            <text:p>83.2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8" calcext:value-type="percentage">
            <text:p>83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誠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1" calcext:value-type="percentage">
            <text:p>83.3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遺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4" calcext:value-type="percentage">
            <text:p>83.3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7" calcext:value-type="percentage">
            <text:p>83.3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" calcext:value-type="percentage">
            <text:p>83.4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3" calcext:value-type="percentage">
            <text:p>83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6" calcext:value-type="percentage">
            <text:p>83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9" calcext:value-type="percentage">
            <text:p>83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2" calcext:value-type="percentage">
            <text:p>83.5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4" calcext:value-type="percentage">
            <text:p>83.5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7" calcext:value-type="percentage">
            <text:p>83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登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" calcext:value-type="percentage">
            <text:p>83.6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3" calcext:value-type="percentage">
            <text:p>83.6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6" calcext:value-type="percentage">
            <text:p>83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林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9" calcext:value-type="percentage">
            <text:p>83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2" calcext:value-type="percentage">
            <text:p>83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4" calcext:value-type="percentage">
            <text:p>83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7" calcext:value-type="percentage">
            <text:p>83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" calcext:value-type="percentage">
            <text:p>83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3" calcext:value-type="percentage">
            <text:p>83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6" calcext:value-type="percentage">
            <text:p>83.8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8" calcext:value-type="percentage">
            <text:p>83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丁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1" calcext:value-type="percentage">
            <text:p>83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4" calcext:value-type="percentage">
            <text:p>83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7" calcext:value-type="percentage">
            <text:p>83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" calcext:value-type="percentage">
            <text:p>84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2" calcext:value-type="percentage">
            <text:p>84.0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5" calcext:value-type="percentage">
            <text:p>84.0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8" calcext:value-type="percentage">
            <text:p>84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1" calcext:value-type="percentage">
            <text:p>84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3" calcext:value-type="percentage">
            <text:p>84.1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6" calcext:value-type="percentage">
            <text:p>84.1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流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9" calcext:value-type="percentage">
            <text:p>84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貳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2" calcext:value-type="percentage">
            <text:p>84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4" calcext:value-type="percentage">
            <text:p>84.2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7" calcext:value-type="percentage">
            <text:p>84.2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" calcext:value-type="percentage">
            <text:p>84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2" calcext:value-type="percentage">
            <text:p>84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5" calcext:value-type="percentage">
            <text:p>84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8" calcext:value-type="percentage">
            <text:p>84.3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" calcext:value-type="percentage">
            <text:p>84.4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3" calcext:value-type="percentage">
            <text:p>84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6" calcext:value-type="percentage">
            <text:p>84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9" calcext:value-type="percentage">
            <text:p>84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1" calcext:value-type="percentage">
            <text:p>84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兩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4" calcext:value-type="percentage">
            <text:p>84.5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6" calcext:value-type="percentage">
            <text:p>84.5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9" calcext:value-type="percentage">
            <text:p>84.5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2" calcext:value-type="percentage">
            <text:p>84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4" calcext:value-type="percentage">
            <text:p>84.6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7" calcext:value-type="percentage">
            <text:p>84.6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" calcext:value-type="percentage">
            <text:p>84.7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2" calcext:value-type="percentage">
            <text:p>84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5" calcext:value-type="percentage">
            <text:p>84.7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象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7" calcext:value-type="percentage">
            <text:p>84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各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" calcext:value-type="percentage">
            <text:p>84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3" calcext:value-type="percentage">
            <text:p>84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5" calcext:value-type="percentage">
            <text:p>84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8" calcext:value-type="percentage">
            <text:p>84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" calcext:value-type="percentage">
            <text:p>84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3" calcext:value-type="percentage">
            <text:p>84.9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5" calcext:value-type="percentage">
            <text:p>84.9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質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8" calcext:value-type="percentage">
            <text:p>84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1" calcext:value-type="percentage">
            <text:p>85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3" calcext:value-type="percentage">
            <text:p>85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6" calcext:value-type="percentage">
            <text:p>85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8" calcext:value-type="percentage">
            <text:p>85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1" calcext:value-type="percentage">
            <text:p>85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微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3" calcext:value-type="percentage">
            <text:p>85.1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6" calcext:value-type="percentage">
            <text:p>85.1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8" calcext:value-type="percentage">
            <text:p>85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輿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1" calcext:value-type="percentage">
            <text:p>85.2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3" calcext:value-type="percentage">
            <text:p>85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6" calcext:value-type="percentage">
            <text:p>85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8" calcext:value-type="percentage">
            <text:p>85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1" calcext:value-type="percentage">
            <text:p>85.3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3" calcext:value-type="percentage">
            <text:p>85.3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6" calcext:value-type="percentage">
            <text:p>85.3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8" calcext:value-type="percentage">
            <text:p>85.3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1" calcext:value-type="percentage">
            <text:p>85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3" calcext:value-type="percentage">
            <text:p>85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6" calcext:value-type="percentage">
            <text:p>85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8" calcext:value-type="percentage">
            <text:p>85.4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1" calcext:value-type="percentage">
            <text:p>85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3" calcext:value-type="percentage">
            <text:p>85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6" calcext:value-type="percentage">
            <text:p>85.5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8" calcext:value-type="percentage">
            <text:p>85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" calcext:value-type="percentage">
            <text:p>85.6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3" calcext:value-type="percentage">
            <text:p>85.6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5" calcext:value-type="percentage">
            <text:p>85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8" calcext:value-type="percentage">
            <text:p>85.6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" calcext:value-type="percentage">
            <text:p>85.7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3" calcext:value-type="percentage">
            <text:p>85.7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5" calcext:value-type="percentage">
            <text:p>85.7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7" calcext:value-type="percentage">
            <text:p>85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" calcext:value-type="percentage">
            <text:p>85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2" calcext:value-type="percentage">
            <text:p>85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4" calcext:value-type="percentage">
            <text:p>85.8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7" calcext:value-type="percentage">
            <text:p>85.8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9" calcext:value-type="percentage">
            <text:p>85.8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1" calcext:value-type="percentage">
            <text:p>85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4" calcext:value-type="percentage">
            <text:p>85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6" calcext:value-type="percentage">
            <text:p>85.9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金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g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8" calcext:value-type="percentage">
            <text:p>85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1" calcext:value-type="percentage">
            <text:p>86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3" calcext:value-type="percentage">
            <text:p>86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全</text:p>
          </table:table-cell>
          <table:table-cell office:value-type="string" calcext:value-type="string">
            <text:p>dzywen</text:p>
          </table:table-cell>
          <table:table-cell office:value-type="string" calcext:value-type="string">
            <text:p>comple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5" calcext:value-type="percentage">
            <text:p>86.0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8" calcext:value-type="percentage">
            <text:p>86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" calcext:value-type="percentage">
            <text:p>86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2" calcext:value-type="percentage">
            <text:p>86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5" calcext:value-type="percentage">
            <text:p>86.1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7" calcext:value-type="percentage">
            <text:p>86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9" calcext:value-type="percentage">
            <text:p>86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2" calcext:value-type="percentage">
            <text:p>86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4" calcext:value-type="percentage">
            <text:p>86.2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6" calcext:value-type="percentage">
            <text:p>86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8" calcext:value-type="percentage">
            <text:p>86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1" calcext:value-type="percentage">
            <text:p>86.3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3" calcext:value-type="percentage">
            <text:p>86.3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5" calcext:value-type="percentage">
            <text:p>86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7" calcext:value-type="percentage">
            <text:p>86.3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" calcext:value-type="percentage">
            <text:p>86.4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2" calcext:value-type="percentage">
            <text:p>86.4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4" calcext:value-type="percentage">
            <text:p>86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6" calcext:value-type="percentage">
            <text:p>86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9" calcext:value-type="percentage">
            <text:p>86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1" calcext:value-type="percentage">
            <text:p>86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3" calcext:value-type="percentage">
            <text:p>86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5" calcext:value-type="percentage">
            <text:p>86.5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8" calcext:value-type="percentage">
            <text:p>86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" calcext:value-type="percentage">
            <text:p>86.6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2" calcext:value-type="percentage">
            <text:p>86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4" calcext:value-type="percentage">
            <text:p>86.6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6" calcext:value-type="percentage">
            <text:p>86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9" calcext:value-type="percentage">
            <text:p>86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1" calcext:value-type="percentage">
            <text:p>86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3" calcext:value-type="percentage">
            <text:p>86.7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5" calcext:value-type="percentage">
            <text:p>86.7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7" calcext:value-type="percentage">
            <text:p>86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" calcext:value-type="percentage">
            <text:p>86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2" calcext:value-type="percentage">
            <text:p>86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4" calcext:value-type="percentage">
            <text:p>86.8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6" calcext:value-type="percentage">
            <text:p>86.8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8" calcext:value-type="percentage">
            <text:p>86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" calcext:value-type="percentage">
            <text:p>86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2" calcext:value-type="percentage">
            <text:p>86.9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5" calcext:value-type="percentage">
            <text:p>86.9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7" calcext:value-type="percentage">
            <text:p>86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9" calcext:value-type="percentage">
            <text:p>86.9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1" calcext:value-type="percentage">
            <text:p>87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3" calcext:value-type="percentage">
            <text:p>87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5" calcext:value-type="percentage">
            <text:p>87.0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7" calcext:value-type="percentage">
            <text:p>87.0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9" calcext:value-type="percentage">
            <text:p>87.0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1" calcext:value-type="percentage">
            <text:p>87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4" calcext:value-type="percentage">
            <text:p>87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6" calcext:value-type="percentage">
            <text:p>87.1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8" calcext:value-type="percentage">
            <text:p>87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" calcext:value-type="percentage">
            <text:p>87.2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工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2" calcext:value-type="percentage">
            <text:p>87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4" calcext:value-type="percentage">
            <text:p>87.2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6" calcext:value-type="percentage">
            <text:p>87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8" calcext:value-type="percentage">
            <text:p>87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" calcext:value-type="percentage">
            <text:p>87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2" calcext:value-type="percentage">
            <text:p>87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4" calcext:value-type="percentage">
            <text:p>87.3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6" calcext:value-type="percentage">
            <text:p>87.3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9" calcext:value-type="percentage">
            <text:p>87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1" calcext:value-type="percentage">
            <text:p>87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3" calcext:value-type="percentage">
            <text:p>87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5" calcext:value-type="percentage">
            <text:p>87.4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7" calcext:value-type="percentage">
            <text:p>87.4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9" calcext:value-type="percentage">
            <text:p>87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1" calcext:value-type="percentage">
            <text:p>87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3" calcext:value-type="percentage">
            <text:p>87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5" calcext:value-type="percentage">
            <text:p>87.5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7" calcext:value-type="percentage">
            <text:p>87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9" calcext:value-type="percentage">
            <text:p>87.5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1" calcext:value-type="percentage">
            <text:p>87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3" calcext:value-type="percentage">
            <text:p>87.6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5" calcext:value-type="percentage">
            <text:p>87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7" calcext:value-type="percentage">
            <text:p>87.6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9" calcext:value-type="percentage">
            <text:p>87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1" calcext:value-type="percentage">
            <text:p>87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3" calcext:value-type="percentage">
            <text:p>87.7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5" calcext:value-type="percentage">
            <text:p>87.7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7" calcext:value-type="percentage">
            <text:p>87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9" calcext:value-type="percentage">
            <text:p>87.7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1" calcext:value-type="percentage">
            <text:p>87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3" calcext:value-type="percentage">
            <text:p>87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5" calcext:value-type="percentage">
            <text:p>87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7" calcext:value-type="percentage">
            <text:p>87.8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9" calcext:value-type="percentage">
            <text:p>87.8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" calcext:value-type="percentage">
            <text:p>87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2" calcext:value-type="percentage">
            <text:p>87.9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4" calcext:value-type="percentage">
            <text:p>87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6" calcext:value-type="percentage">
            <text:p>87.9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8" calcext:value-type="percentage">
            <text:p>87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" calcext:value-type="percentage">
            <text:p>88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2" calcext:value-type="percentage">
            <text:p>88.0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4" calcext:value-type="percentage">
            <text:p>88.0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6" calcext:value-type="percentage">
            <text:p>88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8" calcext:value-type="percentage">
            <text:p>88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" calcext:value-type="percentage">
            <text:p>88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2" calcext:value-type="percentage">
            <text:p>88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3" calcext:value-type="percentage">
            <text:p>88.1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5" calcext:value-type="percentage">
            <text:p>88.1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7" calcext:value-type="percentage">
            <text:p>88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9" calcext:value-type="percentage">
            <text:p>88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1" calcext:value-type="percentage">
            <text:p>88.2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3" calcext:value-type="percentage">
            <text:p>88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5" calcext:value-type="percentage">
            <text:p>88.2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7" calcext:value-type="percentage">
            <text:p>88.2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8" calcext:value-type="percentage">
            <text:p>88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" calcext:value-type="percentage">
            <text:p>88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2" calcext:value-type="percentage">
            <text:p>88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4" calcext:value-type="percentage">
            <text:p>88.3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寶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6" calcext:value-type="percentage">
            <text:p>88.3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8" calcext:value-type="percentage">
            <text:p>88.3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9" calcext:value-type="percentage">
            <text:p>88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1" calcext:value-type="percentage">
            <text:p>88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3" calcext:value-type="percentage">
            <text:p>88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5" calcext:value-type="percentage">
            <text:p>88.4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7" calcext:value-type="percentage">
            <text:p>88.4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8" calcext:value-type="percentage">
            <text:p>88.4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" calcext:value-type="percentage">
            <text:p>88.5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2" calcext:value-type="percentage">
            <text:p>88.5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4" calcext:value-type="percentage">
            <text:p>88.5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6" calcext:value-type="percentage">
            <text:p>88.5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7" calcext:value-type="percentage">
            <text:p>88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9" calcext:value-type="percentage">
            <text:p>88.5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1" calcext:value-type="percentage">
            <text:p>88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3" calcext:value-type="percentage">
            <text:p>88.6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5" calcext:value-type="percentage">
            <text:p>88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6" calcext:value-type="percentage">
            <text:p>88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8" calcext:value-type="percentage">
            <text:p>88.6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" calcext:value-type="percentage">
            <text:p>88.7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2" calcext:value-type="percentage">
            <text:p>88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4" calcext:value-type="percentage">
            <text:p>88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5" calcext:value-type="percentage">
            <text:p>88.7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7" calcext:value-type="percentage">
            <text:p>88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9" calcext:value-type="percentage">
            <text:p>88.7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1" calcext:value-type="percentage">
            <text:p>88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3" calcext:value-type="percentage">
            <text:p>88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4" calcext:value-type="percentage">
            <text:p>88.8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6" calcext:value-type="percentage">
            <text:p>88.8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8" calcext:value-type="percentage">
            <text:p>88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" calcext:value-type="percentage">
            <text:p>88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1" calcext:value-type="percentage">
            <text:p>88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凶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3" calcext:value-type="percentage">
            <text:p>88.9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5" calcext:value-type="percentage">
            <text:p>88.9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7" calcext:value-type="percentage">
            <text:p>88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8" calcext:value-type="percentage">
            <text:p>88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費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" calcext:value-type="percentage">
            <text:p>89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2" calcext:value-type="percentage">
            <text:p>89.0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3" calcext:value-type="percentage">
            <text:p>89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5" calcext:value-type="percentage">
            <text:p>89.0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7" calcext:value-type="percentage">
            <text:p>89.0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9" calcext:value-type="percentage">
            <text:p>89.0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" calcext:value-type="percentage">
            <text:p>89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2" calcext:value-type="percentage">
            <text:p>89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4" calcext:value-type="percentage">
            <text:p>89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5" calcext:value-type="percentage">
            <text:p>89.1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7" calcext:value-type="percentage">
            <text:p>89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9" calcext:value-type="percentage">
            <text:p>89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" calcext:value-type="percentage">
            <text:p>89.2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2" calcext:value-type="percentage">
            <text:p>89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4" calcext:value-type="percentage">
            <text:p>89.2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5" calcext:value-type="percentage">
            <text:p>89.2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7" calcext:value-type="percentage">
            <text:p>89.2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9" calcext:value-type="percentage">
            <text:p>89.2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" calcext:value-type="percentage">
            <text:p>89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2" calcext:value-type="percentage">
            <text:p>89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4" calcext:value-type="percentage">
            <text:p>89.3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5" calcext:value-type="percentage">
            <text:p>89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7" calcext:value-type="percentage">
            <text:p>89.3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9" calcext:value-type="percentage">
            <text:p>89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" calcext:value-type="percentage">
            <text:p>89.4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2" calcext:value-type="percentage">
            <text:p>89.4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4" calcext:value-type="percentage">
            <text:p>89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5" calcext:value-type="percentage">
            <text:p>89.4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7" calcext:value-type="percentage">
            <text:p>89.4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9" calcext:value-type="percentage">
            <text:p>89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" calcext:value-type="percentage">
            <text:p>89.5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2" calcext:value-type="percentage">
            <text:p>89.5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3" calcext:value-type="percentage">
            <text:p>89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5" calcext:value-type="percentage">
            <text:p>89.5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7" calcext:value-type="percentage">
            <text:p>89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8" calcext:value-type="percentage">
            <text:p>89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" calcext:value-type="percentage">
            <text:p>89.6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1" calcext:value-type="percentage">
            <text:p>89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3" calcext:value-type="percentage">
            <text:p>89.6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5" calcext:value-type="percentage">
            <text:p>89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6" calcext:value-type="percentage">
            <text:p>89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8" calcext:value-type="percentage">
            <text:p>89.6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9" calcext:value-type="percentage">
            <text:p>89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1" calcext:value-type="percentage">
            <text:p>89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2" calcext:value-type="percentage">
            <text:p>89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4" calcext:value-type="percentage">
            <text:p>89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6" calcext:value-type="percentage">
            <text:p>89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7" calcext:value-type="percentage">
            <text:p>89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9" calcext:value-type="percentage">
            <text:p>89.7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" calcext:value-type="percentage">
            <text:p>89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2" calcext:value-type="percentage">
            <text:p>89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3" calcext:value-type="percentage">
            <text:p>89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5" calcext:value-type="percentage">
            <text:p>89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6" calcext:value-type="percentage">
            <text:p>89.8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8" calcext:value-type="percentage">
            <text:p>89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9" calcext:value-type="percentage">
            <text:p>89.8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1" calcext:value-type="percentage">
            <text:p>89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2" calcext:value-type="percentage">
            <text:p>89.9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4" calcext:value-type="percentage">
            <text:p>89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5" calcext:value-type="percentage">
            <text:p>89.9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夕</text:p>
          </table:table-cell>
          <table:table-cell office:value-type="string" calcext:value-type="string">
            <text:p>zyek</text:p>
          </table:table-cell>
          <table:table-cell office:value-type="string" calcext:value-type="string">
            <text:p>evening, n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7" calcext:value-type="percentage">
            <text:p>90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京</text:p>
          </table:table-cell>
          <table:table-cell office:value-type="string" calcext:value-type="string">
            <text:p>kriang</text:p>
          </table:table-cell>
          <table:table-cell office:value-type="string" calcext:value-type="string">
            <text:p>capita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7" calcext:value-type="percentage">
            <text:p>90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狗</text:p>
          </table:table-cell>
          <table:table-cell office:value-type="string" calcext:value-type="string">
            <text:p>kowx</text:p>
          </table:table-cell>
          <table:table-cell office:value-type="string" calcext:value-type="string">
            <text:p>dog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2" calcext:value-type="percentage">
            <text:p>91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7" calcext:value-type="percentage">
            <text:p>89.9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8" calcext:value-type="percentage">
            <text:p>89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" calcext:value-type="percentage">
            <text:p>90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赤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1" calcext:value-type="percentage">
            <text:p>90.0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3" calcext:value-type="percentage">
            <text:p>90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4" calcext:value-type="percentage">
            <text:p>90.0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6" calcext:value-type="percentage">
            <text:p>90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7" calcext:value-type="percentage">
            <text:p>90.0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9" calcext:value-type="percentage">
            <text:p>90.0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禁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" calcext:value-type="percentage">
            <text:p>90.1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2" calcext:value-type="percentage">
            <text:p>90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3" calcext:value-type="percentage">
            <text:p>90.1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5" calcext:value-type="percentage">
            <text:p>90.1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6" calcext:value-type="percentage">
            <text:p>90.1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7" calcext:value-type="percentage">
            <text:p>90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塞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9" calcext:value-type="percentage">
            <text:p>90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" calcext:value-type="percentage">
            <text:p>90.2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2" calcext:value-type="percentage">
            <text:p>90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3" calcext:value-type="percentage">
            <text:p>90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5" calcext:value-type="percentage">
            <text:p>90.2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6" calcext:value-type="percentage">
            <text:p>90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7" calcext:value-type="percentage">
            <text:p>90.2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枝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9" calcext:value-type="percentage">
            <text:p>90.2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" calcext:value-type="percentage">
            <text:p>90.3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困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2" calcext:value-type="percentage">
            <text:p>90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3" calcext:value-type="percentage">
            <text:p>90.3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5" calcext:value-type="percentage">
            <text:p>90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6" calcext:value-type="percentage">
            <text:p>90.3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7" calcext:value-type="percentage">
            <text:p>90.3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9" calcext:value-type="percentage">
            <text:p>90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" calcext:value-type="percentage">
            <text:p>90.4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2" calcext:value-type="percentage">
            <text:p>90.4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3" calcext:value-type="percentage">
            <text:p>90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4" calcext:value-type="percentage">
            <text:p>90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6" calcext:value-type="percentage">
            <text:p>90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7" calcext:value-type="percentage">
            <text:p>90.4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9" calcext:value-type="percentage">
            <text:p>90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" calcext:value-type="percentage">
            <text:p>90.5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1" calcext:value-type="percentage">
            <text:p>90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3" calcext:value-type="percentage">
            <text:p>90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4" calcext:value-type="percentage">
            <text:p>90.5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5" calcext:value-type="percentage">
            <text:p>90.5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8" calcext:value-type="percentage">
            <text:p>90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" calcext:value-type="percentage">
            <text:p>90.6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1" calcext:value-type="percentage">
            <text:p>90.6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2" calcext:value-type="percentage">
            <text:p>90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蒙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4" calcext:value-type="percentage">
            <text:p>90.6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5" calcext:value-type="percentage">
            <text:p>90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鬥</text:p>
          </table:table-cell>
          <table:table-cell office:value-type="string" calcext:value-type="string">
            <text:p>towh</text:p>
          </table:table-cell>
          <table:table-cell office:value-type="string" calcext:value-type="string">
            <text:p>f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6" calcext:value-type="percentage">
            <text:p>90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8" calcext:value-type="percentage">
            <text:p>90.6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殆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9" calcext:value-type="percentage">
            <text:p>90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" calcext:value-type="percentage">
            <text:p>90.7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2" calcext:value-type="percentage">
            <text:p>90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3" calcext:value-type="percentage">
            <text:p>90.7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4" calcext:value-type="percentage">
            <text:p>90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6" calcext:value-type="percentage">
            <text:p>90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7" calcext:value-type="percentage">
            <text:p>90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8" calcext:value-type="percentage">
            <text:p>90.7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履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" calcext:value-type="percentage">
            <text:p>90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1" calcext:value-type="percentage">
            <text:p>90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2" calcext:value-type="percentage">
            <text:p>90.8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4" calcext:value-type="percentage">
            <text:p>90.8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句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5" calcext:value-type="percentage">
            <text:p>90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6" calcext:value-type="percentage">
            <text:p>90.8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靡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8" calcext:value-type="percentage">
            <text:p>90.8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9" calcext:value-type="percentage">
            <text:p>90.8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" calcext:value-type="percentage">
            <text:p>90.9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1" calcext:value-type="percentage">
            <text:p>90.9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甘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swee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3" calcext:value-type="percentage">
            <text:p>90.9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4" calcext:value-type="percentage">
            <text:p>90.9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5" calcext:value-type="percentage">
            <text:p>90.9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8" calcext:value-type="percentage">
            <text:p>90.9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9" calcext:value-type="percentage">
            <text:p>90.9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" calcext:value-type="percentage">
            <text:p>91.0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2" calcext:value-type="percentage">
            <text:p>91.0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3" calcext:value-type="percentage">
            <text:p>91.0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4" calcext:value-type="percentage">
            <text:p>91.0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6" calcext:value-type="percentage">
            <text:p>91.0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7" calcext:value-type="percentage">
            <text:p>91.0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8" calcext:value-type="percentage">
            <text:p>91.0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9" calcext:value-type="percentage">
            <text:p>91.0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1" calcext:value-type="percentage">
            <text:p>91.1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2" calcext:value-type="percentage">
            <text:p>91.1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3" calcext:value-type="percentage">
            <text:p>91.1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4" calcext:value-type="percentage">
            <text:p>91.1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鉏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6" calcext:value-type="percentage">
            <text:p>91.1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7" calcext:value-type="percentage">
            <text:p>91.1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8" calcext:value-type="percentage">
            <text:p>91.1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毛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9" calcext:value-type="percentage">
            <text:p>91.1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1" calcext:value-type="percentage">
            <text:p>91.2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2" calcext:value-type="percentage">
            <text:p>91.2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3" calcext:value-type="percentage">
            <text:p>91.2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4" calcext:value-type="percentage">
            <text:p>91.2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6" calcext:value-type="percentage">
            <text:p>91.2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7" calcext:value-type="percentage">
            <text:p>91.2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8" calcext:value-type="percentage">
            <text:p>91.2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9" calcext:value-type="percentage">
            <text:p>91.2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1" calcext:value-type="percentage">
            <text:p>91.3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2" calcext:value-type="percentage">
            <text:p>91.3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3" calcext:value-type="percentage">
            <text:p>91.3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4" calcext:value-type="percentage">
            <text:p>91.3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5" calcext:value-type="percentage">
            <text:p>91.3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7" calcext:value-type="percentage">
            <text:p>91.3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8" calcext:value-type="percentage">
            <text:p>91.3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折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9" calcext:value-type="percentage">
            <text:p>91.3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" calcext:value-type="percentage">
            <text:p>91.4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術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1" calcext:value-type="percentage">
            <text:p>91.4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3" calcext:value-type="percentage">
            <text:p>91.4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4" calcext:value-type="percentage">
            <text:p>91.4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5" calcext:value-type="percentage">
            <text:p>91.4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6" calcext:value-type="percentage">
            <text:p>91.4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7" calcext:value-type="percentage">
            <text:p>91.4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9" calcext:value-type="percentage">
            <text:p>91.4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" calcext:value-type="percentage">
            <text:p>91.5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1" calcext:value-type="percentage">
            <text:p>91.5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2" calcext:value-type="percentage">
            <text:p>91.5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帛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3" calcext:value-type="percentage">
            <text:p>91.5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4" calcext:value-type="percentage">
            <text:p>91.5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6" calcext:value-type="percentage">
            <text:p>91.5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7" calcext:value-type="percentage">
            <text:p>91.5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8" calcext:value-type="percentage">
            <text:p>91.5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9" calcext:value-type="percentage">
            <text:p>91.5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" calcext:value-type="percentage">
            <text:p>91.6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2" calcext:value-type="percentage">
            <text:p>91.6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3" calcext:value-type="percentage">
            <text:p>91.6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4" calcext:value-type="percentage">
            <text:p>91.6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5" calcext:value-type="percentage">
            <text:p>91.6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6" calcext:value-type="percentage">
            <text:p>91.6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7" calcext:value-type="percentage">
            <text:p>91.6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9" calcext:value-type="percentage">
            <text:p>91.6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" calcext:value-type="percentage">
            <text:p>91.7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1" calcext:value-type="percentage">
            <text:p>91.7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2" calcext:value-type="percentage">
            <text:p>91.72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3" calcext:value-type="percentage">
            <text:p>91.7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尋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4" calcext:value-type="percentage">
            <text:p>91.74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6" calcext:value-type="percentage">
            <text:p>91.76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7" calcext:value-type="percentage">
            <text:p>91.77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獄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8" calcext:value-type="percentage">
            <text:p>91.78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9" calcext:value-type="percentage">
            <text:p>91.79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" calcext:value-type="percentage">
            <text:p>91.80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1" calcext:value-type="percentage">
            <text:p>91.81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3" calcext:value-type="percentage">
            <text:p>91.83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5" calcext:value-type="percentage">
            <text:p>91.85%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農</text:p>
          </table:table-cell>
          <table:table-cell office:value-type="string" calcext:value-type="string">
            <text:p>nwong</text:p>
          </table:table-cell>
          <table:table-cell office:value-type="string" calcext:value-type="string">
            <text:p>cultivat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6" calcext:value-type="percentage">
            <text:p>91.86%</text:p>
          </table:table-cell>
          <table:table-cell table:number-columns-repeated="16379"/>
        </table:table-row>
        <table:table-row table:style-name="ro3" table:number-rows-repeated="104757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honology" table:style-name="ta1">
        <table:table-column table:style-name="co6" table:number-columns-repeated="10" table:default-cell-style-name="ce129"/>
        <table:table-column table:style-name="co7" table:default-cell-style-name="ce129"/>
        <table:table-column table:style-name="co6" table:default-cell-style-name="ce129"/>
        <table:table-column table:style-name="co8" table:default-cell-style-name="ce129"/>
        <table:table-column table:style-name="co9" table:default-cell-style-name="ce129"/>
        <table:table-column table:style-name="co6" table:number-columns-repeated="7" table:default-cell-style-name="ce129"/>
        <table:table-row table:style-name="ro4">
          <table:table-cell table:style-name="ce122" office:value-type="string" calcext:value-type="string">
            <text:p>Vowel</text:p>
          </table:table-cell>
          <table:table-cell table:style-name="ce130" office:value-type="string" calcext:value-type="string">
            <text:p>Medial</text:p>
          </table:table-cell>
          <table:table-cell table:style-name="ce130" office:value-type="string" calcext:value-type="string">
            <text:p>Ø</text:p>
          </table:table-cell>
          <table:table-cell table:style-name="ce130" office:value-type="string" calcext:value-type="string">
            <text:p>–i</text:p>
          </table:table-cell>
          <table:table-cell table:style-name="ce130" office:value-type="string" calcext:value-type="string">
            <text:p>–w</text:p>
          </table:table-cell>
          <table:table-cell table:style-name="ce130" office:value-type="string" calcext:value-type="string">
            <text:p>–m</text:p>
          </table:table-cell>
          <table:table-cell table:style-name="ce130" office:value-type="string" calcext:value-type="string">
            <text:p>–n</text:p>
          </table:table-cell>
          <table:table-cell table:style-name="ce157" office:value-type="string" calcext:value-type="string">
            <text:p>–ng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4">
          <table:table-cell table:style-name="ce123" office:value-type="string" calcext:value-type="string" table:number-columns-spanned="1" table:number-rows-spanned="8">
            <text:p>/a/</text:p>
          </table:table-cell>
          <table:table-cell table:style-name="ce131" office:value-type="string" calcext:value-type="string">
            <text:p>Ø</text:p>
          </table:table-cell>
          <table:table-cell table:style-name="ce130" office:value-type="string" calcext:value-type="string">
            <text:p>ɑ</text:p>
          </table:table-cell>
          <table:table-cell table:style-name="ce130" office:value-type="string" calcext:value-type="string">
            <text:p>ɑi</text:p>
          </table:table-cell>
          <table:table-cell table:style-name="ce130" office:value-type="string" calcext:value-type="string">
            <text:p>ɑu</text:p>
          </table:table-cell>
          <table:table-cell table:style-name="ce130" office:value-type="string" calcext:value-type="string">
            <text:p>ɑm</text:p>
          </table:table-cell>
          <table:table-cell table:style-name="ce130" office:value-type="string" calcext:value-type="string">
            <text:p>ɑn</text:p>
          </table:table-cell>
          <table:table-cell table:style-name="ce157" office:value-type="string" calcext:value-type="string">
            <text:p>ɑŋ</text:p>
          </table:table-cell>
          <table:table-cell table:style-name="ce167" table:number-columns-repeated="2"/>
          <table:table-cell table:style-name="ce144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4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44" office:value-type="string" calcext:value-type="string">
            <text:p>uɑ</text:p>
          </table:table-cell>
          <table:table-cell table:style-name="ce144" office:value-type="string" calcext:value-type="string">
            <text:p>uɑi</text:p>
          </table:table-cell>
          <table:table-cell table:style-name="ce144" table:number-columns-repeated="2"/>
          <table:table-cell table:style-name="ce144" office:value-type="string" calcext:value-type="string">
            <text:p>uɑn</text:p>
          </table:table-cell>
          <table:table-cell table:style-name="ce158" office:value-type="string" calcext:value-type="string">
            <text:p>wɑ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4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ɑ</text:p>
          </table:table-cell>
          <table:table-cell table:style-name="ce144" office:value-type="string" calcext:value-type="string">
            <text:p>ɨɐi</text:p>
          </table:table-cell>
          <table:table-cell table:style-name="ce144"/>
          <table:table-cell table:style-name="ce144" office:value-type="string" calcext:value-type="string">
            <text:p>ɨɐm</text:p>
          </table:table-cell>
          <table:table-cell table:style-name="ce144" office:value-type="string" calcext:value-type="string">
            <text:p>ɨɐn</text:p>
          </table:table-cell>
          <table:table-cell table:style-name="ce158" office:value-type="string" calcext:value-type="string">
            <text:p>ɨ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4">
          <table:covered-table-cell table:style-name="ce124"/>
          <table:table-cell table:style-name="ce134" office:value-type="string" calcext:value-type="string">
            <text:p>yw</text:p>
          </table:table-cell>
          <table:table-cell table:style-name="ce145" office:value-type="string" calcext:value-type="string">
            <text:p>ɨuɑ</text:p>
          </table:table-cell>
          <table:table-cell table:style-name="ce145" office:value-type="string" calcext:value-type="string">
            <text:p>ʉɐi</text:p>
          </table:table-cell>
          <table:table-cell table:style-name="ce145"/>
          <table:table-cell table:style-name="ce145" office:value-type="string" calcext:value-type="string">
            <text:p>ʉɐm</text:p>
          </table:table-cell>
          <table:table-cell table:style-name="ce145" office:value-type="string" calcext:value-type="string">
            <text:p>ʉɐn</text:p>
          </table:table-cell>
          <table:table-cell table:style-name="ce159" office:value-type="string" calcext:value-type="string">
            <text:p>ʉ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4">
          <table:covered-table-cell table:style-name="ce124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a</text:p>
          </table:table-cell>
          <table:table-cell table:style-name="ce144" office:value-type="string" calcext:value-type="string">
            <text:p>ɣai</text:p>
          </table:table-cell>
          <table:table-cell table:style-name="ce144" office:value-type="string" calcext:value-type="string">
            <text:p>ɣau</text:p>
          </table:table-cell>
          <table:table-cell table:style-name="ce144" office:value-type="string" calcext:value-type="string">
            <text:p>ɣam</text:p>
          </table:table-cell>
          <table:table-cell table:style-name="ce144" office:value-type="string" calcext:value-type="string">
            <text:p>ɣan</text:p>
          </table:table-cell>
          <table:table-cell table:style-name="ce158" office:value-type="string" calcext:value-type="string">
            <text:p>ɣæ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a</text:p>
          </table:table-cell>
          <table:table-cell table:style-name="ce144" office:value-type="string" calcext:value-type="string">
            <text:p>ɣuai</text:p>
          </table:table-cell>
          <table:table-cell table:style-name="ce144" table:number-columns-repeated="2"/>
          <table:table-cell table:style-name="ce144" office:value-type="string" calcext:value-type="string">
            <text:p>ɣuan</text:p>
          </table:table-cell>
          <table:table-cell table:style-name="ce158" office:value-type="string" calcext:value-type="string">
            <text:p>wɣæŋ</text:p>
          </table:table-cell>
          <table:table-cell table:style-name="ce167" table:number-columns-repeated="2"/>
          <table:table-cell table:style-name="ce168" office:value-type="string" calcext:value-type="string">
            <text:p>ʉ = w+ɨ</text:p>
          </table:table-cell>
          <table:table-cell table:style-name="ce167"/>
          <table:table-cell table:style-name="ce167" office:value-type="string" calcext:value-type="string">
            <text:p>/a/ — [ɑ]</text:p>
          </table:table-cell>
          <table:table-cell table:style-name="ce169" office:value-type="string" calcext:value-type="string">
            <text:p>/e/ — [e]</text:p>
          </table:table-cell>
          <table:table-cell table:style-name="ce167" table:number-columns-repeated="7"/>
        </table:table-row>
        <table:table-row table:style-name="ro4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6" office:value-type="string" calcext:value-type="string">
            <text:p>ia</text:p>
          </table:table-cell>
          <table:table-cell table:style-name="ce144" table:number-columns-repeated="4"/>
          <table:table-cell table:style-name="ce158" office:value-type="string" calcext:value-type="string">
            <text:p>ɣiæŋ</text:p>
          </table:table-cell>
          <table:table-cell table:style-name="ce167" table:number-columns-repeated="4"/>
          <table:table-cell table:style-name="ce167" office:value-type="string" calcext:value-type="string">
            <text:p>/ɣa/ — [ɣa]</text:p>
          </table:table-cell>
          <table:table-cell table:style-name="ce167" office:value-type="string" calcext:value-type="string">
            <text:p>/ɣe/ — [ɣɛ]</text:p>
          </table:table-cell>
          <table:table-cell table:style-name="ce167" table:number-columns-repeated="7"/>
        </table:table-row>
        <table:table-row table:style-name="ro4">
          <table:covered-table-cell table:style-name="ce22"/>
          <table:table-cell table:style-name="ce135" office:value-type="string" calcext:value-type="string">
            <text:p>ɣyw</text:p>
          </table:table-cell>
          <table:table-cell table:style-name="ce147" table:number-columns-repeated="5"/>
          <table:table-cell table:style-name="ce160" office:value-type="string" calcext:value-type="string">
            <text:p>wɣiæŋ</text:p>
          </table:table-cell>
          <table:table-cell table:style-name="ce167" table:number-columns-repeated="4"/>
          <table:table-cell table:style-name="ce167" office:value-type="string" calcext:value-type="string">
            <text:p>/ɣaŋ/ — [ɣæŋ]</text:p>
          </table:table-cell>
          <table:table-cell table:style-name="ce167" office:value-type="string" calcext:value-type="string">
            <text:p>/*je/ — [*iᴇ]</text:p>
          </table:table-cell>
          <table:table-cell table:style-name="ce167" table:number-columns-repeated="7"/>
        </table:table-row>
        <table:table-row table:style-name="ro4">
          <table:table-cell table:style-name="ce126" office:value-type="string" calcext:value-type="string" table:number-columns-spanned="1" table:number-rows-spanned="8">
            <text:p>/e/</text:p>
          </table:table-cell>
          <table:table-cell table:style-name="ce13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ei</text:p>
          </table:table-cell>
          <table:table-cell table:style-name="ce130" office:value-type="string" calcext:value-type="string">
            <text:p>eu</text:p>
          </table:table-cell>
          <table:table-cell table:style-name="ce130" office:value-type="string" calcext:value-type="string">
            <text:p>em</text:p>
          </table:table-cell>
          <table:table-cell table:style-name="ce130" office:value-type="string" calcext:value-type="string">
            <text:p>en</text:p>
          </table:table-cell>
          <table:table-cell table:style-name="ce157" office:value-type="string" calcext:value-type="string">
            <text:p>eŋ</text:p>
          </table:table-cell>
          <table:table-cell table:style-name="ce167" table:number-columns-repeated="13"/>
        </table:table-row>
        <table:table-row table:style-name="ro4">
          <table:covered-table-cell table:style-name="ce127"/>
          <table:table-cell table:style-name="ce132" office:value-type="string" calcext:value-type="string">
            <text:p>w</text:p>
          </table:table-cell>
          <table:table-cell table:style-name="ce144"/>
          <table:table-cell table:style-name="ce144" office:value-type="string" calcext:value-type="string">
            <text:p>wei</text:p>
          </table:table-cell>
          <table:table-cell table:style-name="ce144" table:number-columns-repeated="2"/>
          <table:table-cell table:style-name="ce144" office:value-type="string" calcext:value-type="string">
            <text:p>wen</text:p>
          </table:table-cell>
          <table:table-cell table:style-name="ce158" office:value-type="string" calcext:value-type="string">
            <text:p>weŋ</text:p>
          </table:table-cell>
          <table:table-cell table:style-name="ce167" table:number-columns-repeated="13"/>
        </table:table-row>
        <table:table-row table:style-name="ro4">
          <table:covered-table-cell table:style-name="ce127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ᴇ</text:p>
          </table:table-cell>
          <table:table-cell table:style-name="ce144" office:value-type="string" calcext:value-type="string">
            <text:p>iᴇi</text:p>
          </table:table-cell>
          <table:table-cell table:style-name="ce144" office:value-type="string" calcext:value-type="string">
            <text:p>iᴇu</text:p>
          </table:table-cell>
          <table:table-cell table:style-name="ce144" office:value-type="string" calcext:value-type="string">
            <text:p>iᴇm</text:p>
          </table:table-cell>
          <table:table-cell table:style-name="ce144" office:value-type="string" calcext:value-type="string">
            <text:p>iᴇn</text:p>
          </table:table-cell>
          <table:table-cell table:style-name="ce158" office:value-type="string" calcext:value-type="string">
            <text:p>iᴇŋ</text:p>
          </table:table-cell>
          <table:table-cell table:style-name="ce167" table:number-columns-repeated="13"/>
        </table:table-row>
        <table:table-row table:style-name="ro4">
          <table:covered-table-cell table:style-name="ce127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ᴇ</text:p>
          </table:table-cell>
          <table:table-cell table:style-name="ce145" office:value-type="string" calcext:value-type="string">
            <text:p>iuᴇi</text:p>
          </table:table-cell>
          <table:table-cell table:style-name="ce145" table:number-columns-repeated="2"/>
          <table:table-cell table:style-name="ce145" office:value-type="string" calcext:value-type="string">
            <text:p>iuᴇn</text:p>
          </table:table-cell>
          <table:table-cell table:style-name="ce159" office:value-type="string" calcext:value-type="string">
            <text:p>wiᴇŋ</text:p>
          </table:table-cell>
          <table:table-cell table:style-name="ce167" table:number-columns-repeated="13"/>
        </table:table-row>
        <table:table-row table:style-name="ro4">
          <table:covered-table-cell table:style-name="ce127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ɛ</text:p>
          </table:table-cell>
          <table:table-cell table:style-name="ce144" office:value-type="string" calcext:value-type="string">
            <text:p>ɣɛi</text:p>
          </table:table-cell>
          <table:table-cell table:style-name="ce144"/>
          <table:table-cell table:style-name="ce144" office:value-type="string" calcext:value-type="string">
            <text:p>ɣɛm</text:p>
          </table:table-cell>
          <table:table-cell table:style-name="ce144" office:value-type="string" calcext:value-type="string">
            <text:p>ɣɛn</text:p>
          </table:table-cell>
          <table:table-cell table:style-name="ce158" office:value-type="string" calcext:value-type="string">
            <text:p>ɣɛŋ</text:p>
          </table:table-cell>
          <table:table-cell table:style-name="ce167" table:number-columns-repeated="13"/>
        </table:table-row>
        <table:table-row table:style-name="ro4">
          <table:covered-table-cell table:style-name="ce127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ɛ</text:p>
          </table:table-cell>
          <table:table-cell table:style-name="ce153" office:value-type="string" calcext:value-type="string">
            <text:p>ɣuɛi</text:p>
          </table:table-cell>
          <table:table-cell table:style-name="ce144" table:number-columns-repeated="2"/>
          <table:table-cell table:style-name="ce144" office:value-type="string" calcext:value-type="string">
            <text:p>ɣuɛn</text:p>
          </table:table-cell>
          <table:table-cell table:style-name="ce158" office:value-type="string" calcext:value-type="string">
            <text:p>wɣɛŋ</text:p>
          </table:table-cell>
          <table:table-cell table:style-name="ce167" table:number-columns-repeated="13"/>
        </table:table-row>
        <table:table-row table:style-name="ro4">
          <table:covered-table-cell table:style-name="ce127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ᴇ</text:p>
          </table:table-cell>
          <table:table-cell table:style-name="ce144" office:value-type="string" calcext:value-type="string">
            <text:p>ɣiᴇi</text:p>
          </table:table-cell>
          <table:table-cell table:style-name="ce144" office:value-type="string" calcext:value-type="string">
            <text:p>ɣiᴇu</text:p>
          </table:table-cell>
          <table:table-cell table:style-name="ce144" office:value-type="string" calcext:value-type="string">
            <text:p>ɣiᴇm</text:p>
          </table:table-cell>
          <table:table-cell table:style-name="ce144" office:value-type="string" calcext:value-type="string">
            <text:p>ɣiᴇn</text:p>
          </table:table-cell>
          <table:table-cell table:style-name="ce158"/>
          <table:table-cell table:style-name="ce167" table:number-columns-repeated="4"/>
          <table:table-cell table:style-name="ce167" office:value-type="string" calcext:value-type="string">
            <text:p>/jVb/ — /ɨV/</text:p>
          </table:table-cell>
          <table:table-cell table:style-name="ce167" table:number-columns-repeated="8"/>
        </table:table-row>
        <table:table-row table:style-name="ro4">
          <table:covered-table-cell table:style-name="ce128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ᴇ</text:p>
          </table:table-cell>
          <table:table-cell table:style-name="ce147" office:value-type="string" calcext:value-type="string">
            <text:p>ɣiuᴇi</text:p>
          </table:table-cell>
          <table:table-cell table:style-name="ce147" table:number-columns-repeated="2"/>
          <table:table-cell table:style-name="ce147" office:value-type="string" calcext:value-type="string">
            <text:p>ɣiuᴇn</text:p>
          </table:table-cell>
          <table:table-cell table:style-name="ce160"/>
          <table:table-cell table:style-name="ce167" table:number-columns-repeated="4"/>
          <table:table-cell table:style-name="ce167" office:value-type="string" calcext:value-type="string">
            <text:p>/jVf/ — /iV/</text:p>
          </table:table-cell>
          <table:table-cell table:style-name="ce167" table:number-columns-repeated="8"/>
        </table:table-row>
        <table:table-row table:style-name="ro4">
          <table:table-cell table:style-name="ce123" office:value-type="string" calcext:value-type="string" table:number-columns-spanned="1" table:number-rows-spanned="8">
            <text:p>/i/</text:p>
          </table:table-cell>
          <table:table-cell table:style-name="ce137" office:value-type="string" calcext:value-type="string">
            <text:p>Ø</text:p>
          </table:table-cell>
          <table:table-cell table:style-name="ce130" office:value-type="string" calcext:value-type="string">
            <text:p>ɨ</text:p>
          </table:table-cell>
          <table:table-cell table:style-name="ce130" office:value-type="string" calcext:value-type="string">
            <text:p>ɨi</text:p>
          </table:table-cell>
          <table:table-cell table:style-name="ce155" office:value-type="string" calcext:value-type="string">
            <text:p>ɨu</text:p>
          </table:table-cell>
          <table:table-cell table:style-name="ce130"/>
          <table:table-cell table:style-name="ce155" office:value-type="string" calcext:value-type="string">
            <text:p>ɨn</text:p>
          </table:table-cell>
          <table:table-cell table:style-name="ce161" office:value-type="string" calcext:value-type="string">
            <text:p>ɨ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8" office:value-type="string" calcext:value-type="string">
            <text:p>w</text:p>
          </table:table-cell>
          <table:table-cell table:style-name="ce144"/>
          <table:table-cell table:style-name="ce51" office:value-type="string" calcext:value-type="string">
            <text:p>ʉi</text:p>
          </table:table-cell>
          <table:table-cell table:style-name="ce144" table:number-columns-repeated="3"/>
          <table:table-cell table:style-name="ce162" office:value-type="string" calcext:value-type="string">
            <text:p>wɨ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ɪ</text:p>
          </table:table-cell>
          <table:table-cell table:style-name="ce144"/>
          <table:table-cell table:style-name="ce144" office:value-type="string" calcext:value-type="string">
            <text:p>iɪu</text:p>
          </table:table-cell>
          <table:table-cell table:style-name="ce144" office:value-type="string" calcext:value-type="string">
            <text:p>iɪm</text:p>
          </table:table-cell>
          <table:table-cell table:style-name="ce144" office:value-type="string" calcext:value-type="string">
            <text:p>iɪn</text:p>
          </table:table-cell>
          <table:table-cell table:style-name="ce158"/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ɪ</text:p>
          </table:table-cell>
          <table:table-cell table:style-name="ce145" table:number-columns-repeated="3"/>
          <table:table-cell table:style-name="ce145" office:value-type="string" calcext:value-type="string">
            <text:p>iuɪn</text:p>
          </table:table-cell>
          <table:table-cell table:style-name="ce159"/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9" office:value-type="string" calcext:value-type="string">
            <text:p>ɣ</text:p>
          </table:table-cell>
          <table:table-cell table:style-name="ce148" table:number-columns-repeated="4"/>
          <table:table-cell table:style-name="ce156" office:value-type="string" calcext:value-type="string">
            <text:p>ɪn</text:p>
          </table:table-cell>
          <table:table-cell table:style-name="ce163"/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ɪ</text:p>
          </table:table-cell>
          <table:table-cell table:style-name="ce144" table:number-columns-repeated="2"/>
          <table:table-cell table:style-name="ce144" office:value-type="string" calcext:value-type="string">
            <text:p>ɣiɪm</text:p>
          </table:table-cell>
          <table:table-cell table:style-name="ce144" office:value-type="string" calcext:value-type="string">
            <text:p>ɣiɪn</text:p>
          </table:table-cell>
          <table:table-cell table:style-name="ce158"/>
          <table:table-cell table:style-name="ce167" table:number-columns-repeated="13"/>
        </table:table-row>
        <table:table-row table:style-name="ro4">
          <table:covered-table-cell table:style-name="ce22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ɪ</text:p>
          </table:table-cell>
          <table:table-cell table:style-name="ce147" table:number-columns-repeated="3"/>
          <table:table-cell table:style-name="ce147" office:value-type="string" calcext:value-type="string">
            <text:p>ɣiuɪn</text:p>
          </table:table-cell>
          <table:table-cell table:style-name="ce160"/>
          <table:table-cell table:style-name="ce167" table:number-columns-repeated="13"/>
        </table:table-row>
        <table:table-row table:style-name="ro4">
          <table:table-cell table:style-name="ce123" office:value-type="string" calcext:value-type="string" table:number-columns-spanned="1" table:number-rows-spanned="8">
            <text:p>/ə/</text:p>
          </table:table-cell>
          <table:table-cell table:style-name="ce14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ʌi</text:p>
          </table:table-cell>
          <table:table-cell table:style-name="ce130" office:value-type="string" calcext:value-type="string">
            <text:p>əu</text:p>
          </table:table-cell>
          <table:table-cell table:style-name="ce130" office:value-type="string" calcext:value-type="string">
            <text:p>ʌm</text:p>
          </table:table-cell>
          <table:table-cell table:style-name="ce130" office:value-type="string" calcext:value-type="string">
            <text:p>ən</text:p>
          </table:table-cell>
          <table:table-cell table:style-name="ce157" office:value-type="string" calcext:value-type="string">
            <text:p>ə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3" office:value-type="string" calcext:value-type="string">
            <text:p>w</text:p>
          </table:table-cell>
          <table:table-cell table:style-name="ce148"/>
          <table:table-cell table:style-name="ce144" office:value-type="string" calcext:value-type="string">
            <text:p>uʌi</text:p>
          </table:table-cell>
          <table:table-cell table:style-name="ce144" table:number-columns-repeated="2"/>
          <table:table-cell table:style-name="ce144" office:value-type="string" calcext:value-type="string">
            <text:p>uən</text:p>
          </table:table-cell>
          <table:table-cell table:style-name="ce158" office:value-type="string" calcext:value-type="string">
            <text:p>wə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ʌ</text:p>
          </table:table-cell>
          <table:table-cell table:style-name="ce144" table:number-columns-repeated="3"/>
          <table:table-cell table:style-name="ce148"/>
          <table:table-cell table:style-name="ce163"/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42" office:value-type="string" calcext:value-type="string">
            <text:p>yw</text:p>
          </table:table-cell>
          <table:table-cell table:style-name="ce150"/>
          <table:table-cell table:style-name="ce154" table:number-columns-repeated="4"/>
          <table:table-cell table:style-name="ce165"/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3" office:value-type="string" calcext:value-type="string">
            <text:p>ɣ</text:p>
          </table:table-cell>
          <table:table-cell table:style-name="ce144" table:number-columns-repeated="5"/>
          <table:table-cell table:style-name="ce158" office:value-type="string" calcext:value-type="string">
            <text:p>ɣʌ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4">
          <table:covered-table-cell table:style-name="ce2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style-name="ce167" table:number-columns-repeated="2"/>
          <table:table-cell table:style-name="ce167" office:value-type="string" calcext:value-type="string">
            <text:p><text:s/></text:p>
          </table:table-cell>
          <table:table-cell table:style-name="ce167" table:number-columns-repeated="10"/>
        </table:table-row>
        <table:table-row table:style-name="ro4">
          <table:table-cell table:style-name="ce22" office:value-type="string" calcext:value-type="string" table:number-columns-spanned="1" table:number-rows-spanned="8">
            <text:p>/u/</text:p>
          </table:table-cell>
          <table:table-cell table:style-name="ce132" office:value-type="string" calcext:value-type="string">
            <text:p>Ø</text:p>
          </table:table-cell>
          <table:table-cell table:style-name="ce148" table:number-columns-repeated="2"/>
          <table:table-cell table:style-name="ce155" office:value-type="string" calcext:value-type="string">
            <text:p>ɨu</text:p>
          </table:table-cell>
          <table:table-cell table:style-name="ce148" table:number-columns-repeated="2"/>
          <table:table-cell table:style-name="ce163" office:value-type="string" calcext:value-type="string">
            <text:p>u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52" office:value-type="string" calcext:value-type="string">
            <text:p>uo</text:p>
          </table:table-cell>
          <table:table-cell table:style-name="ce148" table:number-columns-repeated="4"/>
          <table:table-cell table:style-name="ce163" office:value-type="string" calcext:value-type="string">
            <text:p>uo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52" office:value-type="string" calcext:value-type="string">
            <text:p>ɨo</text:p>
          </table:table-cell>
          <table:table-cell table:style-name="ce148" table:number-columns-repeated="4"/>
          <table:table-cell table:style-name="ce162" office:value-type="string" calcext:value-type="string">
            <text:p>ɨo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32" office:value-type="string" calcext:value-type="string">
            <text:p>yw</text:p>
          </table:table-cell>
          <table:table-cell table:style-name="ce148" table:number-columns-repeated="4"/>
          <table:table-cell table:style-name="ce152" office:value-type="string" calcext:value-type="string">
            <text:p>ɨun</text:p>
          </table:table-cell>
          <table:table-cell table:style-name="ce162" office:value-type="string" calcext:value-type="string">
            <text:p>ɨuŋ</text:p>
          </table:table-cell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40" office:value-type="string" calcext:value-type="string">
            <text:p>ɣ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4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4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4">
          <table:covered-table-cell table:style-name="ce2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number-columns-repeated="13"/>
        </table:table-row>
        <table:table-row table:style-name="ro4" table:number-rows-repeated="1048534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OC → EMC" table:style-name="ta1">
        <table:table-column table:style-name="co10" table:default-cell-style-name="ce170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10" table:default-cell-style-name="Default"/>
        <table:table-row table:style-name="ro5" table:number-rows-repeated="2"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(j)ɯ &gt; ɨ</text:p>
          </table:table-cell>
          <table:table-cell table:number-columns-repeated="2"/>
          <table:table-cell table:style-name="ce171" office:value-type="string" calcext:value-type="string">
            <text:p>hl &gt; s</text:p>
          </table:table-cell>
          <table:table-cell/>
          <table:table-cell table:style-name="ce171" office:value-type="string" calcext:value-type="string">
            <text:p>kʷi &gt; kiuɪ</text:p>
          </table:table-cell>
          <table:table-cell/>
          <table:table-cell office:value-type="string" calcext:value-type="string">
            <text:p>kaːm &gt; kam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i &gt; e</text:p>
          </table:table-cell>
          <table:table-cell table:number-columns-repeated="2"/>
          <table:table-cell office:value-type="string" calcext:value-type="string">
            <text:p>g &gt; ɦ</text:p>
          </table:table-cell>
          <table:table-cell table:number-columns-repeated="3"/>
          <table:table-cell table:style-name="ce170" office:value-type="string" calcext:value-type="string">
            <text:p>ɡram &gt; ɡˠiᴇm</text:p>
          </table:table-cell>
          <table:table-cell table:number-columns-repeated="4"/>
          <table:table-cell office:value-type="string" calcext:value-type="string">
            <text:p>p &gt; p</text:p>
          </table:table-cell>
          <table:table-cell office:value-type="string" calcext:value-type="string">
            <text:p>t &gt; t</text:p>
          </table:table-cell>
          <table:table-cell office:value-type="string" calcext:value-type="string">
            <text:p>tr &gt; </text:p>
          </table:table-cell>
          <table:table-cell/>
          <table:table-cell office:value-type="string" calcext:value-type="string">
            <text:p>k &gt; k</text:p>
          </table:table-cell>
          <table:table-cell office:value-type="string" calcext:value-type="string">
            <text:p>q &gt; ʔ</text:p>
          </table:table-cell>
        </table:table-row>
        <table:table-row table:style-name="ro6">
          <table:table-cell table:style-name="Default" office:value-type="string" calcext:value-type="string">
            <text:p>o &gt; ʉɐ</text:p>
          </table:table-cell>
          <table:table-cell table:number-columns-repeated="6"/>
          <table:table-cell table:style-name="ce170" office:value-type="string" calcext:value-type="string">
            <text:p>ŋa &gt; ŋɨʌ</text:p>
          </table:table-cell>
          <table:table-cell table:number-columns-repeated="4"/>
          <table:table-cell office:value-type="string" calcext:value-type="string">
            <text:p>ph &gt; ph</text:p>
          </table:table-cell>
          <table:table-cell office:value-type="string" calcext:value-type="string">
            <text:p>th &gt; th</text:p>
          </table:table-cell>
          <table:table-cell table:number-columns-repeated="2"/>
          <table:table-cell office:value-type="string" calcext:value-type="string">
            <text:p>kh &gt; kh</text:p>
          </table:table-cell>
          <table:table-cell office:value-type="string" calcext:value-type="string">
            <text:p>qh &gt; h</text:p>
          </table:table-cell>
        </table:table-row>
        <table:table-row table:style-name="ro6">
          <table:table-cell office:value-type="string" calcext:value-type="string">
            <text:p>rɯ &gt; ˠiɪ</text:p>
          </table:table-cell>
          <table:table-cell table:number-columns-repeated="11"/>
          <table:table-cell office:value-type="string" calcext:value-type="string">
            <text:p>b &gt; b</text:p>
          </table:table-cell>
          <table:table-cell office:value-type="string" calcext:value-type="string">
            <text:p>d &gt; d</text:p>
          </table:table-cell>
          <table:table-cell table:number-columns-repeated="2"/>
          <table:table-cell office:value-type="string" calcext:value-type="string">
            <text:p>g &gt; g</text:p>
          </table:table-cell>
          <table:table-cell table:style-name="ce170" office:value-type="string" calcext:value-type="string">
            <text:p>ɢ &gt; ɦ</text:p>
          </table:table-cell>
        </table:table-row>
        <table:table-row table:style-name="ro6">
          <table:table-cell office:value-type="string" calcext:value-type="string">
            <text:p>nj &gt; ȵ</text:p>
          </table:table-cell>
          <table:table-cell table:number-columns-repeated="11"/>
          <table:table-cell office:value-type="string" calcext:value-type="string">
            <text:p>mh</text:p>
          </table:table-cell>
          <table:table-cell office:value-type="string" calcext:value-type="string">
            <text:p>nh</text:p>
          </table:table-cell>
          <table:table-cell table:number-columns-repeated="2"/>
          <table:table-cell table:style-name="ce172" office:value-type="string" calcext:value-type="string">
            <text:p>ŋh</text:p>
          </table:table-cell>
          <table:table-cell/>
        </table:table-row>
        <table:table-row table:style-name="ro4">
          <table:table-cell table:style-name="ce171" office:value-type="string" calcext:value-type="string">
            <text:p>(r)o &gt; (ˠ)ʌ</text:p>
          </table:table-cell>
          <table:table-cell table:number-columns-repeated="8"/>
          <table:table-cell table:style-name="ce170" office:value-type="string" calcext:value-type="string">
            <text:p>ɢ &gt; ɦ</text:p>
          </table:table-cell>
          <table:table-cell table:number-columns-repeated="2"/>
          <table:table-cell office:value-type="string" calcext:value-type="string">
            <text:p>m &gt; m</text:p>
          </table:table-cell>
          <table:table-cell office:value-type="string" calcext:value-type="string">
            <text:p>n &gt; n</text:p>
          </table:table-cell>
          <table:table-cell/>
          <table:table-cell office:value-type="string" calcext:value-type="string">
            <text:p>nj &gt; ȵ</text:p>
          </table:table-cell>
          <table:table-cell table:style-name="ce172" office:value-type="string" calcext:value-type="string">
            <text:p>ŋ &gt; ŋ</text:p>
          </table:table-cell>
          <table:table-cell/>
        </table:table-row>
        <table:table-row table:style-name="ro6">
          <table:table-cell office:value-type="string" calcext:value-type="string">
            <text:p>tj &gt; t͡ɕi</text:p>
          </table:table-cell>
          <table:table-cell table:style-name="ce170"/>
          <table:table-cell table:number-columns-repeated="10"/>
          <table:table-cell table:style-name="ce170"/>
          <table:table-cell office:value-type="string" calcext:value-type="string">
            <text:p>s</text:p>
          </table:table-cell>
          <table:table-cell office:value-type="string" calcext:value-type="string">
            <text:p>sr &gt; ʃ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j &gt; d͡ʑɨ</text:p>
          </table:table-cell>
          <table:table-cell table:number-columns-repeated="12"/>
          <table:table-cell office:value-type="string" calcext:value-type="string">
            <text:p>lh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ru &gt; lɨu</text:p>
          </table:table-cell>
          <table:table-cell table:number-columns-repeated="12"/>
          <table:table-cell office:value-type="string" calcext:value-type="string">
            <text:p>l &gt; y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kʷ &gt; kw (ng)</text:p>
          </table:table-cell>
          <table:table-cell table:number-columns-repeated="12"/>
          <table:table-cell office:value-type="string" calcext:value-type="string">
            <text:p>rh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qʰ - hj</text:p>
          </table:table-cell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*j</text:p>
          </table:table-cell>
          <table:table-cell/>
        </table:table-row>
        <table:table-row table:style-name="ro6">
          <table:table-cell office:value-type="string" calcext:value-type="string">
            <text:p>ɯŋ &gt; əŋ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le &gt; jiᴇ</text:p>
          </table:table-cell>
          <table:table-cell table:number-columns-repeated="17"/>
        </table:table-row>
        <table:table-row table:style-name="ro4">
          <table:table-cell table:style-name="ce171" office:value-type="string" calcext:value-type="string">
            <text:p>ɡo &gt; ɦəu</text:p>
          </table:table-cell>
          <table:table-cell table:number-columns-repeated="17"/>
        </table:table-row>
        <table:table-row table:style-name="ro5">
          <table:table-cell table:style-name="Default" office:value-type="string" calcext:value-type="string">
            <text:p>ɢo &gt; ɦəu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l &gt; yi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hl &gt; ɕ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6">
          <table:table-cell table:number-columns-repeated="4"/>
          <table:table-cell office:value-type="string" calcext:value-type="string">
            <text:p>(r)o</text:p>
          </table:table-cell>
          <table:table-cell office:value-type="string" calcext:value-type="string">
            <text:p>ʌ</text:p>
          </table:table-cell>
          <table:table-cell table:number-columns-repeated="12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u</text:p>
          </table:table-cell>
          <table:table-cell table:number-columns-repeated="13"/>
        </table:table-row>
        <table:table-row table:style-name="ro6">
          <table:table-cell table:style-name="Default"/>
          <table:table-cell table:number-columns-repeated="3"/>
          <table:table-cell table:style-name="ce172" office:value-type="string" calcext:value-type="string">
            <text:p>ɯ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'Frequency — first 1000'.A1:'Frequency — first 1000'.E1001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16:55:17.9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10:20:45.032000000</meta:creation-date>
    <meta:generator>LibreOffice/24.2.2.2$Windows_X86_64 LibreOffice_project/d56cc158d8a96260b836f100ef4b4ef25d6f1a01</meta:generator>
    <dc:date>2024-07-10T18:13:35.215000000</dc:date>
    <meta:editing-duration>PT3H54M49S</meta:editing-duration>
    <meta:editing-cycles>13</meta:editing-cycles>
    <meta:document-statistic meta:table-count="3" meta:cell-count="3437" meta:object-count="0"/>
  </office:meta>
</office:document-meta>
</file>